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Courier New1" svg:font-family="'Courier New'"/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1" fo:font-size="10pt" style:font-name-asian="Courier New1" style:font-size-asian="10pt" style:font-name-complex="Courier New1" style:font-size-complex="10pt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style:font-name-asian="Courier New1" style:font-size-asian="10pt" style:font-name-complex="Courier New1" style:font-size-complex="10pt"/>
    </style:style>
    <style:style style:name="P3" style:family="paragraph" style:parent-style-name="Standard">
      <style:text-properties style:font-name="Courier New1" fo:font-size="10pt" style:font-name-asian="Courier New1" style:font-size-asian="10pt" style:font-name-complex="Courier New1" style:font-size-complex="10pt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Standard">
      <style:paragraph-properties fo:text-align="start" style:justify-single-word="false"/>
      <style:text-properties style:font-name="Courier New2" fo:font-size="6pt" style:font-name-asian="Courier New2" style:font-size-asian="6pt" style:font-name-complex="Courier New2" style:font-size-complex="6pt"/>
    </style:style>
    <style:style style:name="P6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style:font-name="Courier New2" fo:font-size="6pt" style:font-name-asian="Courier New2" style:font-size-asian="6pt" style:font-name-complex="Courier New2" style:font-size-complex="6pt"/>
    </style:style>
    <style:style style:name="P7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2" fo:font-size="6pt" style:font-name-asian="Courier New2" style:font-size-asian="6pt" style:font-name-complex="Courier New2" style:font-size-complex="6pt"/>
    </style:style>
    <style:style style:name="P8" style:family="paragraph" style:parent-style-name="Sourcecode">
      <style:paragraph-properties fo:text-align="start" style:justify-single-word="false"/>
      <style:text-properties fo:font-size="8pt" style:font-size-asian="8pt" style:font-size-complex="8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Courier New1" fo:font-size="10pt" fo:font-style="normal" fo:font-weight="normal" style:font-name-asian="Courier New1" style:font-size-asian="10pt" style:font-style-asian="normal" style:font-weight-asian="normal" style:font-name-complex="Courier New1" style:font-size-complex="10pt" style:font-style-complex="normal" style:font-weight-complex="normal"/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</style:style>
    <style:style style:name="T1" style:family="text">
      <style:text-properties fo:color="#7f0055" fo:font-weight="bold" style:font-weight-asian="bold" style:font-weight-complex="bold"/>
    </style:style>
    <style:style style:name="T2" style:family="text">
      <style:text-properties fo:color="#000000"/>
    </style:style>
    <style:style style:name="T3" style:family="text">
      <style:text-properties fo:color="#0000c0" fo:font-style="italic" style:font-style-asian="italic" style:font-style-complex="italic"/>
    </style:style>
    <style:style style:name="T4" style:family="text">
      <style:text-properties fo:color="#0000c0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2a00ff"/>
    </style:style>
    <style:style style:name="T7" style:family="text">
      <style:text-properties fo:color="#000000" fo:font-weight="bold" style:font-weight-asian="bold" style:font-weight-complex="bold"/>
    </style:style>
    <style:style style:name="T8" style:family="text">
      <style:text-properties fo:color="#3f7f5f"/>
    </style:style>
    <style:style style:name="T9" style:family="text">
      <style:text-properties fo:color="#3f7f5f" style:text-underline-style="solid" style:text-underline-width="auto" style:text-underline-color="font-color"/>
    </style:style>
    <style:style style:name="T10" style:family="text">
      <style:text-properties fo:color="#000000" fo:font-style="italic" style:font-style-asian="italic" style:font-style-complex="italic"/>
    </style:style>
    <style:style style:name="T11" style:family="text">
      <style:text-properties fo:color="#3f5fbf"/>
    </style:style>
    <style:style style:name="T12" style:family="text">
      <style:text-properties fo:color="#3f5fbf" style:text-underline-style="solid" style:text-underline-width="auto" style:text-underline-color="font-color"/>
    </style:style>
    <style:style style:name="T13" style:family="text">
      <style:text-properties fo:color="#000000" style:font-name="Courier New2" fo:font-size="6pt" style:font-name-asian="Courier New2" style:font-size-asian="6pt" style:font-name-complex="Courier New2" style:font-size-complex="6pt"/>
    </style:style>
    <style:style style:name="T14" style:family="text">
      <style:text-properties fo:color="#7f7f9f"/>
    </style:style>
    <style:style style:name="T15" style:family="text">
      <style:text-properties fo:color="#0000c0" style:text-underline-style="solid" style:text-underline-width="auto" style:text-underline-color="font-color"/>
    </style:style>
    <style:style style:name="T16" style:family="text">
      <style:text-properties fo:color="#000000" style:text-underline-style="solid" style:text-underline-width="auto" style:text-underline-color="font-color"/>
    </style:style>
    <style:style style:name="T17" style:family="text">
      <style:text-properties fo:color="#7f0055" style:text-underline-style="solid" style:text-underline-width="auto" style:text-underline-color="font-color" fo:font-weight="bold" style:font-weight-asian="bold" style:font-weight-complex="bold"/>
    </style:style>
    <style:style style:name="T18" style:family="text">
      <style:text-properties fo:color="#2a00ff" style:text-underline-style="solid" style:text-underline-width="auto" style:text-underline-color="font-color"/>
    </style:style>
    <style:style style:name="T19" style:family="text">
      <style:text-properties fo:color="#000000" fo:font-style="italic" style:text-underline-style="solid" style:text-underline-width="auto" style:text-underline-color="font-color" style:font-style-asian="italic" style:font-style-complex="itali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Lösungen</text:h>
      <text:p text:style-name="Text_20_body">In dem Sourcecode ist die Namensgebung Generation/Anpassungsstufe für Produktänderungen im Zeitablauf verwendet.</text:p>
      <text:h text:style-name="Heading_20_2" text:outline-level="2">Ausschnitt 1: Ermittlung Vorschlag Versicherungssumme</text:h>
      <text:p text:style-name="Text_20_body">Klasse: Hausratvertrag</text:p>
      <text:p text:style-name="P1"><text:span text:style-name="T1">public</text:span><text:span text:style-name="T2"> Money getVorschlagVersSumme() {</text:span></text:p>
      <text:p text:style-name="P2"><text:tab/>IHausratProduktAnpStufe as = getHausratProduktAnpStufe();</text:p>
      <text:p text:style-name="P1"><text:span text:style-name="T2"><text:tab/></text:span><text:span text:style-name="T1">if</text:span><text:span text:style-name="T2"> (as==</text:span><text:span text:style-name="T1">null</text:span><text:span text:style-name="T2">) {</text:span></text:p>
      <text:p text:style-name="P1"><text:span text:style-name="T2"><text:tab/><text:tab/></text:span><text:span text:style-name="T1">return</text:span><text:span text:style-name="T2"> Money.</text:span><text:span text:style-name="T3">NULL</text:span><text:span text:style-name="T2">;</text:span></text:p>
      <text:p text:style-name="P2"><text:tab/>}</text:p>
      <text:p text:style-name="P1"><text:span text:style-name="T2"><text:tab/></text:span><text:span text:style-name="T1">return</text:span><text:span text:style-name="T2"> as.getVorschlagVersSummeProQm().multiply(</text:span><text:span text:style-name="T4">wohnflaeche</text:span><text:span text:style-name="T2">);</text:span></text:p>
      <text:p text:style-name="P2">}</text:p>
      <text:h text:style-name="Heading_20_2" text:outline-level="2">Ausschnitt 2: Ermittlung Tarifzone</text:h>
      <text:p text:style-name="Text_20_body">Klasse: Hausratvertrag</text:p>
      <text:p text:style-name="Sourcecode"><text:span text:style-name="T1">public</text:span><text:span text:style-name="T2"> String getTarifzone() {</text:span></text:p>
      <text:p text:style-name="Sourcecode"><text:span text:style-name="T2"><text:s text:c="4"/></text:span><text:span text:style-name="T1">if</text:span><text:span text:style-name="T2"> (</text:span><text:span text:style-name="T4">plz</text:span><text:span text:style-name="T2">==</text:span><text:span text:style-name="T1">null</text:span><text:span text:style-name="T2">) {</text:span></text:p>
      <text:p text:style-name="Sourcecode"><text:span text:style-name="T2"><text:s text:c="8"/></text:span><text:span text:style-name="T1">return</text:span><text:span text:style-name="T2"> </text:span><text:span text:style-name="T1">null</text:span><text:span text:style-name="T2">;</text:span></text:p>
      <text:p text:style-name="Sourcecode"><text:s text:c="4"/>}</text:p>
      <text:p text:style-name="Sourcecode"><text:s text:c="4"/>IRuntimeRepository repository = getHausratProdukt().getRepository();</text:p>
      <text:p text:style-name="Sourcecode"><text:s text:c="4"/>Tarifzonentabelle tabelle = Tarifzonentabelle.<text:span text:style-name="T5">getInstance</text:span>(repository);</text:p>
      <text:p text:style-name="Sourcecode"><text:span text:style-name="T2"><text:s text:c="4"/>TarifzonentabelleRow row = tabelle.findRow(</text:span><text:span text:style-name="T4">plz</text:span><text:span text:style-name="T2">);</text:span></text:p>
      <text:p text:style-name="Sourcecode"><text:span text:style-name="T2"><text:s text:c="4"/></text:span><text:span text:style-name="T1">if</text:span><text:span text:style-name="T2"> (row==</text:span><text:span text:style-name="T1">null</text:span><text:span text:style-name="T2">) {</text:span></text:p>
      <text:p text:style-name="Sourcecode"><text:span text:style-name="T2"><text:s text:c="8"/></text:span><text:span text:style-name="T1">return</text:span><text:span text:style-name="T2"> </text:span><text:span text:style-name="T6">"I"</text:span><text:span text:style-name="T2">;</text:span></text:p>
      <text:p text:style-name="Sourcecode"><text:s text:c="4"/>}</text:p>
      <text:p text:style-name="Sourcecode"><text:span text:style-name="T2"><text:s text:c="4"/></text:span><text:span text:style-name="T1">return</text:span><text:span text:style-name="T2"> row.getTarifzone();</text:span></text:p>
      <text:p text:style-name="Sourcecode">}</text:p>
      <text:p text:style-name="Sourcecode"/>
      <text:h text:style-name="Heading_20_2" text:outline-level="2">Ausschnitt 3: Ermittlung Jahresbasisbeitrag Grunddeckung</text:h>
      <text:p text:style-name="P3"/>
      <text:p text:style-name="Sourcecode"><text:span text:style-name="T1">public</text:span><text:span text:style-name="T2"> void berechneJahresbasisbeitrag() {</text:span></text:p>
      <text:p text:style-name="Sourcecode"><text:s text:c="4"/>HausratGrunddeckungstypAnpStufe as = <text:s text:c="2"/><text:line-break/> <text:s text:c="7"/>(HausratGrunddeckungstypAnpStufe)getHausratGrunddeckungstypAnpStufe();</text:p>
      <text:p text:style-name="Sourcecode"><text:span text:style-name="T7"><text:s text:c="4"/></text:span><text:span text:style-name="T1">if</text:span><text:span text:style-name="T2"> (as == </text:span><text:span text:style-name="T1">null</text:span><text:span text:style-name="T2">) {</text:span></text:p>
      <text:p text:style-name="Sourcecode"><text:span text:style-name="T7"><text:s text:c="8"/></text:span><text:span text:style-name="T1">return</text:span><text:span text:style-name="T2">;</text:span></text:p>
      <text:p text:style-name="Sourcecode"><text:s text:c="4"/>}</text:p>
      <text:p text:style-name="Sourcecode"><text:s text:c="4"/>Tariftabelle tabelle = as.getTariftabelle();</text:p>
      <text:p text:style-name="Sourcecode"><text:s text:c="4"/>TariftabelleRow row = tabelle.findRow(getHausratVertrag().getTarifzone());</text:p>
      <text:p text:style-name="Sourcecode"><text:span text:style-name="T7"><text:s text:c="4"/></text:span><text:span text:style-name="T1">if</text:span><text:span text:style-name="T2"> (row == </text:span><text:span text:style-name="T1">null</text:span><text:span text:style-name="T2">) {</text:span></text:p>
      <text:p text:style-name="Sourcecode"><text:span text:style-name="T7"><text:s text:c="8"/></text:span><text:span text:style-name="T1">return</text:span><text:span text:style-name="T2">;</text:span></text:p>
      <text:p text:style-name="Sourcecode"><text:s text:c="4"/>}</text:p>
      <text:p text:style-name="Sourcecode"><text:s text:c="4"/>Money vs = getHausratVertrag().getVersSumme();</text:p>
      <text:p text:style-name="Sourcecode"><text:s text:c="4"/>Decimal beitragssatz = row.getBeitragssatz();</text:p>
      <text:p text:style-name="Sourcecode"><text:span text:style-name="T2"><text:s text:c="4"/></text:span><text:span text:style-name="T4">jahresbasisbeitrag</text:span><text:span text:style-name="T2"> = vs.divide(1000, BigDecimal.</text:span><text:span text:style-name="T3">ROUND_HALF_UP</text:span><text:span text:style-name="T2">).multiply(beitragssatz, <text:tab/>BigDecimal.</text:span><text:span text:style-name="T3">ROUND_HALF_UP</text:span><text:span text:style-name="T2">);</text:span></text:p>
      <text:p text:style-name="Sourcecode">}</text:p>
      <text:p text:style-name="Sourcecode"/>
      <text:h text:style-name="Heading_20_2" text:outline-level="2"/>
      <text:p text:style-name="Text_20_body"/>
      <text:h text:style-name="Heading_20_2" text:outline-level="2">Ausschnitt 4: Ermittlung Versicherungssumme Zusatzdeckung</text:h>
      <text:p text:style-name="Text_20_body">Klasse: Hausratzusatzdeckung</text:p>
      <text:p text:style-name="Sourcecode"><text:span text:style-name="T1">public</text:span><text:span text:style-name="T2"> Money getVersSumme() {</text:span></text:p>
      <text:p text:style-name="Sourcecode"><text:s text:c="4"/>IHausratZusatzdeckungstypAnpStufe as=getHausratZusatzdeckungstypAnpStufe();</text:p>
      <text:p text:style-name="Sourcecode"><text:span text:style-name="T1"><text:s text:c="4"/>if</text:span><text:span text:style-name="T2"> (as==</text:span><text:span text:style-name="T1">null</text:span><text:span text:style-name="T2">) {</text:span></text:p>
      <text:p text:style-name="Sourcecode"><text:span text:style-name="T1"><text:s text:c="8"/>return</text:span><text:span text:style-name="T2"> Money.</text:span><text:span text:style-name="T3">NULL</text:span><text:span text:style-name="T2">;</text:span></text:p>
      <text:p text:style-name="Sourcecode"><text:s text:c="4"/>}</text:p>
      <text:p text:style-name="Sourcecode"><text:s text:c="4"/>Decimal faktor = as.getVersSummenFaktor();</text:p>
      <text:p text:style-name="Sourcecode"><text:s text:c="4"/>Money vsVertrag = getHausratVertrag().getVersSumme();</text:p>
      <text:p text:style-name="Sourcecode"><text:span text:style-name="T2"><text:s text:c="4"/>Money vs = vsVertrag.multiply(faktor, BigDecimal.</text:span><text:span text:style-name="T3">ROUND_HALF_UP</text:span><text:span text:style-name="T2">);</text:span></text:p>
      <text:p text:style-name="Sourcecode"><text:span text:style-name="T1"><text:s text:c="4"/>if</text:span><text:span text:style-name="T2"> (vs.isNull()) {</text:span></text:p>
      <text:p text:style-name="Sourcecode"><text:span text:style-name="T1"><text:s text:c="8"/>return</text:span><text:span text:style-name="T2"> vs;</text:span></text:p>
      <text:p text:style-name="Sourcecode"><text:s text:c="4"/>}</text:p>
      <text:p text:style-name="Sourcecode"><text:s text:c="4"/>Money maxVs = as.getMaximaleVersSumme();</text:p>
      <text:p text:style-name="Sourcecode"><text:span text:style-name="T1"><text:s text:c="4"/>if</text:span><text:span text:style-name="T2"> (maxVs.greaterThan(vs)) {</text:span></text:p>
      <text:p text:style-name="Sourcecode"><text:span text:style-name="T1"><text:s text:c="8"/>return</text:span><text:span text:style-name="T2"> vs;</text:span></text:p>
      <text:p text:style-name="Sourcecode"><text:s text:c="4"/>}</text:p>
      <text:p text:style-name="Sourcecode"><text:span text:style-name="T7"><text:s text:c="4"/></text:span><text:span text:style-name="T1">return</text:span><text:span text:style-name="T2"> maxVs;</text:span></text:p>
      <text:p text:style-name="Sourcecode">}</text:p>
      <text:p text:style-name="Sourcecode"/>
      <text:h text:style-name="Heading_20_1" text:outline-level="1">Ausschnitt 5: </text:h>
      <text:p text:style-name="Text_20_body">Klasse: Hausratzusatzdeckung</text:p>
      <text:p text:style-name="Sourcecode"><text:span text:style-name="T1">public</text:span><text:span text:style-name="T2"> </text:span><text:span text:style-name="T1">void</text:span><text:span text:style-name="T2"> berechneJahresbasisbeitrag() {</text:span></text:p>
      <text:p text:style-name="Sourcecode"><text:s text:c="4"/>IHausratZusatzdeckungstypAnpStufe as = getHausratZusatzdeckungstypAnpStufe();</text:p>
      <text:p text:style-name="Sourcecode"><text:span text:style-name="T7"><text:s text:c="4"/></text:span><text:span text:style-name="T1">if</text:span><text:span text:style-name="T2"> (as==</text:span><text:span text:style-name="T1">null</text:span><text:span text:style-name="T2">) {</text:span></text:p>
      <text:p text:style-name="Sourcecode"><text:span text:style-name="T7"><text:s text:c="8"/></text:span><text:span text:style-name="T1">return</text:span><text:span text:style-name="T2">;</text:span></text:p>
      <text:p text:style-name="Sourcecode"><text:s text:c="4"/>}</text:p>
      <text:p text:style-name="Sourcecode"><text:span text:style-name="T2"><text:s text:c="4"/></text:span><text:span text:style-name="T4">jahresbasisbeitrag</text:span><text:span text:style-name="T2"> = as.berechneJahresbasisbeitrag(</text:span><text:span text:style-name="T1">this</text:span><text:span text:style-name="T2">, getHausratVertrag());</text:span></text:p>
      <text:p text:style-name="Sourcecode">}</text:p>
      <text:p text:style-name="Sourcecode"/>
      <text:p text:style-name="Sourcecode"/>
      <text:p text:style-name="P4"/>
      <text:h text:style-name="Heading_20_2" text:outline-level="2">Ausschnitt 5: JUnit Testfall mit ClassloaderRuntimeRepository</text:h>
      <text:p text:style-name="P5"><text:span text:style-name="T1">import</text:span><text:span text:style-name="T2"> java.util.GregorianCalendar;</text:span></text:p>
      <text:p text:style-name="P6"/>
      <text:p text:style-name="P6"><text:span text:style-name="T1">import</text:span><text:span text:style-name="T2"> junit.framework.TestCase;</text:span></text:p>
      <text:p text:style-name="P6"/>
      <text:p text:style-name="P6"><text:span text:style-name="T1">import</text:span><text:span text:style-name="T2"> org.faktorips.runtime.ClassloaderRuntimeRepository;</text:span></text:p>
      <text:p text:style-name="P6"><text:span text:style-name="T1">import</text:span><text:span text:style-name="T2"> org.faktorips.runtime.IProductComponent;</text:span></text:p>
      <text:p text:style-name="P6"><text:span text:style-name="T1">import</text:span><text:span text:style-name="T2"> org.faktorips.runtime.IProductComponentGeneration;</text:span></text:p>
      <text:p text:style-name="P6"><text:span text:style-name="T1">import</text:span><text:span text:style-name="T2"> org.faktorips.runtime.IRuntimeRepository;</text:span></text:p>
      <text:p text:style-name="P6"><text:span text:style-name="T1">import</text:span><text:span text:style-name="T2"> org.faktorips.runtime.Message;</text:span></text:p>
      <text:p text:style-name="P6"><text:span text:style-name="T1">import</text:span><text:span text:style-name="T2"> org.faktorips.runtime.MessageList;</text:span></text:p>
      <text:p text:style-name="P6"><text:span text:style-name="T1">import</text:span><text:span text:style-name="T2"> org.faktorips.schulung.modell.hausrat.IHausratGrunddeckung;</text:span></text:p>
      <text:p text:style-name="P6"><text:span text:style-name="T1">import</text:span><text:span text:style-name="T2"> org.faktorips.schulung.modell.hausrat.IHausratGrunddeckungstyp;</text:span></text:p>
      <text:p text:style-name="P6"><text:span text:style-name="T1">import</text:span><text:span text:style-name="T2"> org.faktorips.schulung.modell.hausrat.IHausratProdukt;</text:span></text:p>
      <text:p text:style-name="P6"><text:span text:style-name="T1">import</text:span><text:span text:style-name="T2"> org.faktorips.schulung.modell.hausrat.IHausratProduktAnpStufe;</text:span></text:p>
      <text:p text:style-name="P6"><text:span text:style-name="T1">import</text:span><text:span text:style-name="T2"> org.faktorips.schulung.modell.hausrat.IHausratVertrag;</text:span></text:p>
      <text:p text:style-name="P6"><text:span text:style-name="T1">import</text:span><text:span text:style-name="T2"> org.faktorips.schulung.modell.hausrat.IHausratZusatzdeckung;</text:span></text:p>
      <text:p text:style-name="P6"><text:span text:style-name="T1">import</text:span><text:span text:style-name="T2"> org.faktorips.schulung.modell.hausrat.IHausratZusatzdeckungstyp;</text:span></text:p>
      <text:p text:style-name="P6"><text:span text:style-name="T1">import</text:span><text:span text:style-name="T2"> org.faktorips.schulung.modell.internal.hausrat.HausratProdukt;</text:span></text:p>
      <text:p text:style-name="P6"><text:span text:style-name="T1">import</text:span><text:span text:style-name="T2"> org.faktorips.values.Money;</text:span></text:p>
      <text:p text:style-name="P6"/>
      <text:p text:style-name="P6"/>
      <text:p text:style-name="P6"><text:span text:style-name="T1">public</text:span><text:span text:style-name="T2"> </text:span><text:span text:style-name="T1">class</text:span><text:span text:style-name="T2"> HausratTestMitProdukt </text:span><text:span text:style-name="T1">extends</text:span><text:span text:style-name="T2"> TestCase {</text:span></text:p>
      <text:p text:style-name="P6"/>
      <text:p text:style-name="P6"><text:span text:style-name="T2"><text:s text:c="4"/></text:span><text:span text:style-name="T1">private</text:span><text:span text:style-name="T2"> IRuntimeRepository </text:span><text:span text:style-name="T4">repository</text:span><text:span text:style-name="T2">;</text:span></text:p>
      <text:p text:style-name="P6"><text:span text:style-name="T2"><text:s text:c="4"/></text:span><text:span text:style-name="T1">private</text:span><text:span text:style-name="T2"> IHausratProdukt </text:span><text:span text:style-name="T4">kompaktProdukt</text:span><text:span text:style-name="T2">;</text:span></text:p>
      <text:p text:style-name="P6"><text:span text:style-name="T2"><text:s text:c="4"/></text:span><text:span text:style-name="T1">private</text:span><text:span text:style-name="T2"> IHausratProduktAnpStufe </text:span><text:span text:style-name="T4">kompaktAnpStufe</text:span><text:span text:style-name="T2">;</text:span></text:p>
      <text:p text:style-name="P6"/>
      <text:p text:style-name="P6"><text:span text:style-name="T2"><text:s text:c="4"/></text:span><text:span text:style-name="T1">public</text:span><text:span text:style-name="T2"> </text:span><text:span text:style-name="T1">void</text:span><text:span text:style-name="T2"> setUp() {</text:span></text:p>
      <text:p text:style-name="P6"><text:span text:style-name="T2"><text:s text:c="8"/></text:span><text:span text:style-name="T8">// </text:span><text:span text:style-name="T9">wenn</text:span><text:span text:style-name="T8"> </text:span><text:span text:style-name="T9">das</text:span><text:span text:style-name="T8"> </text:span><text:span text:style-name="T9">toc</text:span><text:span text:style-name="T8">-file </text:span><text:span text:style-name="T9">nicht</text:span><text:span text:style-name="T8"> </text:span><text:span text:style-name="T9">gelesen</text:span><text:span text:style-name="T8"> </text:span><text:span text:style-name="T9">werden</text:span><text:span text:style-name="T8"> </text:span><text:span text:style-name="T9">kann</text:span><text:span text:style-name="T8">, </text:span><text:span text:style-name="T9">wird</text:span><text:span text:style-name="T8"> </text:span><text:span text:style-name="T9">eine</text:span><text:span text:style-name="T8"> runtime exception </text:span><text:span text:style-name="T9">geworfen</text:span><text:span text:style-name="T8">.</text:span></text:p>
      <text:p text:style-name="P6"><text:span text:style-name="T2"><text:s text:c="8"/></text:span><text:span text:style-name="T4">repository</text:span><text:span text:style-name="T2"> = ClassloaderRuntimeRepository</text:span></text:p>
      <text:p text:style-name="P6"><text:span text:style-name="T2"><text:s text:c="14"/>.</text:span><text:span text:style-name="T10">create</text:span><text:span text:style-name="T2">(</text:span><text:span text:style-name="T6">"org/faktorips/schulung/produktdaten/internal/faktorips-repository-toc.xml"</text:span><text:span text:style-name="T2">);</text:span></text:p>
      <text:p text:style-name="P6"/>
      <text:p text:style-name="P6"><text:span text:style-name="T2"><text:s text:c="8"/></text:span><text:span text:style-name="T8">// </text:span><text:span text:style-name="T9">Referenz</text:span><text:span text:style-name="T8"> </text:span><text:span text:style-name="T9">auf</text:span><text:span text:style-name="T8"> </text:span><text:span text:style-name="T9">das</text:span><text:span text:style-name="T8"> </text:span><text:span text:style-name="T9">Kompaktprodukt</text:span><text:span text:style-name="T8"> </text:span><text:span text:style-name="T9">aus</text:span><text:span text:style-name="T8"> </text:span><text:span text:style-name="T9">dem</text:span><text:span text:style-name="T8"> Repository </text:span><text:span text:style-name="T9">holen</text:span></text:p>
      <text:p text:style-name="P6"><text:span text:style-name="T2"><text:s text:c="8"/>IProductComponent pc = </text:span><text:span text:style-name="T4">repository</text:span><text:span text:style-name="T2">.getProductComponent(</text:span><text:span text:style-name="T6">"hausrat.HR-Kompakt 2008-04"</text:span><text:span text:style-name="T2">);</text:span></text:p>
      <text:p text:style-name="P6"/>
      <text:p text:style-name="P6"><text:span text:style-name="T2"><text:s text:c="8"/></text:span><text:span text:style-name="T8">// </text:span><text:span text:style-name="T9">Juengste</text:span><text:span text:style-name="T8"> </text:span><text:span text:style-name="T9">Productgeneration</text:span><text:span text:style-name="T8"> </text:span><text:span text:style-name="T9">holen</text:span><text:span text:style-name="T8"> (</text:span><text:span text:style-name="T9">wir</text:span><text:span text:style-name="T8"> </text:span><text:span text:style-name="T9">wissen</text:span><text:span text:style-name="T8"> </text:span><text:span text:style-name="T9">es</text:span><text:span text:style-name="T8"> </text:span><text:span text:style-name="T9">gibt</text:span><text:span text:style-name="T8"> </text:span><text:span text:style-name="T9">nur</text:span><text:span text:style-name="T8"> </text:span><text:span text:style-name="T9">eine</text:span><text:span text:style-name="T8">).</text:span></text:p>
      <text:p text:style-name="P7"><text:s text:c="8"/>IProductComponentGeneration pcAnpStufe = pc.getLatestProductComponentGeneration();</text:p>
      <text:p text:style-name="P6"/>
      <text:p text:style-name="P6"><text:span text:style-name="T2"><text:s text:c="8"/></text:span><text:span text:style-name="T8">// </text:span><text:span text:style-name="T9">Auf</text:span><text:span text:style-name="T8"> die </text:span><text:span text:style-name="T9">eigenen</text:span><text:span text:style-name="T8"> </text:span><text:span text:style-name="T9">Modellklassen</text:span><text:span text:style-name="T8"> </text:span><text:span text:style-name="T9">casten</text:span></text:p>
      <text:p text:style-name="P6"><text:span text:style-name="T2"><text:s text:c="8"/></text:span><text:span text:style-name="T4">kompaktProdukt</text:span><text:span text:style-name="T2"> = (HausratProdukt) pc;</text:span></text:p>
      <text:p text:style-name="P6"><text:span text:style-name="T2"><text:s text:c="8"/></text:span><text:span text:style-name="T4">kompaktAnpStufe</text:span><text:span text:style-name="T2"> = (IHausratProduktAnpStufe) pcAnpStufe;</text:span></text:p>
      <text:p text:style-name="P7"><text:s text:c="4"/>}</text:p>
      <text:p text:style-name="P6"/>
      <text:p text:style-name="P6"><text:span text:style-name="T2"><text:s text:c="4"/></text:span><text:span text:style-name="T1">public</text:span><text:span text:style-name="T2"> </text:span><text:span text:style-name="T1">void</text:span><text:span text:style-name="T2"> testProduktdatenLesen() {</text:span></text:p>
      <text:p text:style-name="P6"><text:span text:style-name="T2"><text:s text:c="8"/>System.</text:span><text:span text:style-name="T3">out</text:span><text:span text:style-name="T2">.println(</text:span><text:span text:style-name="T6">"Produktname: "</text:span><text:span text:style-name="T2"> + </text:span><text:span text:style-name="T4">kompaktAnpStufe</text:span><text:span text:style-name="T2">.getProduktname());</text:span></text:p>
      <text:p text:style-name="P6"><text:span text:style-name="T2"><text:s text:c="8"/>System.</text:span><text:span text:style-name="T3">out</text:span><text:span text:style-name="T2">.println(</text:span><text:span text:style-name="T6">"Vorschlag Vs pro 1qm: "</text:span><text:span text:style-name="T2"> + </text:span><text:span text:style-name="T4">kompaktAnpStufe</text:span><text:span text:style-name="T2">.getVorschlagVersSummeProQm());</text:span></text:p>
      <text:p text:style-name="P6"><text:span text:style-name="T2"><text:s text:c="8"/>System.</text:span><text:span text:style-name="T3">out</text:span><text:span text:style-name="T2">.println(</text:span><text:span text:style-name="T6">"Default Zahlweise <text:s/>: "</text:span><text:span text:style-name="T2"> + </text:span><text:span text:style-name="T4">kompaktAnpStufe</text:span><text:span text:style-name="T2">.getDefaultZahlweise());</text:span></text:p>
      <text:p text:style-name="P6"><text:span text:style-name="T2"><text:s text:c="8"/>System.</text:span><text:span text:style-name="T3">out</text:span><text:span text:style-name="T2">.println(</text:span><text:span text:style-name="T6">"Erlaubte Zahlweisen: "</text:span><text:span text:style-name="T2"> + </text:span><text:span text:style-name="T4">kompaktAnpStufe</text:span><text:span text:style-name="T2">.getAllowedValuesForZahlweise(</text:span><text:span text:style-name="T1">null</text:span><text:span text:style-name="T2">));</text:span></text:p>
      <text:p text:style-name="P6"><text:span text:style-name="T2"><text:s text:c="8"/>System.</text:span><text:span text:style-name="T3">out</text:span><text:span text:style-name="T2">.println(</text:span><text:span text:style-name="T6">"Default Vs: "</text:span><text:span text:style-name="T2"> + </text:span><text:span text:style-name="T4">kompaktAnpStufe</text:span><text:span text:style-name="T2">.getDefaultVersSumme());</text:span></text:p>
      <text:p text:style-name="P6"><text:span text:style-name="T2"><text:s text:c="8"/>System.</text:span><text:span text:style-name="T3">out</text:span><text:span text:style-name="T2">.println(</text:span><text:span text:style-name="T6">"Bereich Vs: "</text:span><text:span text:style-name="T2"> + </text:span><text:span text:style-name="T4">kompaktAnpStufe</text:span><text:span text:style-name="T2">.getRangeForVersSumme(</text:span><text:span text:style-name="T1">null</text:span><text:span text:style-name="T2">));</text:span></text:p>
      <text:p text:style-name="P6"><text:span text:style-name="T2"><text:s text:c="8"/>System.</text:span><text:span text:style-name="T3">out</text:span><text:span text:style-name="T2">.println(</text:span><text:span text:style-name="T6">"Default Wohnflaeche: "</text:span><text:span text:style-name="T2"> + </text:span><text:span text:style-name="T4">kompaktAnpStufe</text:span><text:span text:style-name="T2">.getDefaultWohnflaeche());</text:span></text:p>
      <text:p text:style-name="P6"><text:span text:style-name="T2"><text:s text:c="8"/>System.</text:span><text:span text:style-name="T3">out</text:span><text:span text:style-name="T2">.println(</text:span><text:span text:style-name="T6">"Bereich Wohnflaeche: "</text:span><text:span text:style-name="T2"> + </text:span><text:span text:style-name="T4">kompaktAnpStufe</text:span><text:span text:style-name="T2">.getRangeForWohnflaeche(</text:span><text:span text:style-name="T1">null</text:span><text:span text:style-name="T2">));</text:span></text:p>
      <text:p text:style-name="P7"><text:s text:c="4"/>}</text:p>
      <text:p text:style-name="P7"><text:s text:c="4"/></text:p>
      <text:p text:style-name="P6"><text:span text:style-name="T2"><text:s text:c="4"/></text:span><text:span text:style-name="T1">public</text:span><text:span text:style-name="T2"> </text:span><text:span text:style-name="T1">void</text:span><text:span text:style-name="T2"> testGetVorschlagVersSumme() {</text:span></text:p>
      <text:p text:style-name="P6"><text:span text:style-name="T2"><text:s text:c="8"/></text:span><text:span text:style-name="T8">// </text:span><text:span text:style-name="T9">Erzeugen</text:span><text:span text:style-name="T8"> </text:span><text:span text:style-name="T9">eines</text:span><text:span text:style-name="T8"> </text:span><text:span text:style-name="T9">hausratvertrags</text:span><text:span text:style-name="T8"> </text:span><text:span text:style-name="T9">mit</text:span><text:span text:style-name="T8"> </text:span><text:span text:style-name="T9">der</text:span><text:span text:style-name="T8"> </text:span><text:span text:style-name="T9">Factorymethode</text:span><text:span text:style-name="T8"> </text:span><text:span text:style-name="T9">des</text:span><text:span text:style-name="T8"> </text:span><text:span text:style-name="T9">Produktes</text:span></text:p>
      <text:p text:style-name="P6"><text:span text:style-name="T2"><text:s text:c="8"/>IHausratVertrag vertrag = </text:span><text:span text:style-name="T4">kompaktProdukt</text:span><text:span text:style-name="T2">.createHausratVertrag();</text:span></text:p>
      <text:p text:style-name="P6"/>
      <text:p text:style-name="P6"><text:span text:style-name="T2"><text:s text:c="8"/></text:span><text:span text:style-name="T8">// </text:span><text:span text:style-name="T9">Wirksamkeitsdatum</text:span><text:span text:style-name="T8"> </text:span><text:span text:style-name="T9">des</text:span><text:span text:style-name="T8"> </text:span><text:span text:style-name="T9">Vertrages</text:span><text:span text:style-name="T8"> </text:span><text:span text:style-name="T9">setzen</text:span><text:span text:style-name="T8">, </text:span><text:span text:style-name="T9">damit</text:span><text:span text:style-name="T8"> die </text:span><text:span text:style-name="T9">Anpassungsstufe</text:span><text:span text:style-name="T8"> </text:span><text:span text:style-name="T9">gefunden</text:span><text:span text:style-name="T8"> </text:span><text:span text:style-name="T9">wird</text:span><text:span text:style-name="T8">!</text:span></text:p>
      <text:p text:style-name="P6"><text:span text:style-name="T2"><text:s text:c="8"/></text:span><text:span text:style-name="T8">// </text:span><text:span text:style-name="T9">Diese</text:span><text:span text:style-name="T8"> </text:span><text:span text:style-name="T9">muss</text:span><text:span text:style-name="T8"> </text:span><text:span text:style-name="T9">nach</text:span><text:span text:style-name="T8"> </text:span><text:span text:style-name="T9">dem</text:span><text:span text:style-name="T8"> </text:span><text:span text:style-name="T9">Gueltigkeitsbeginn</text:span><text:span text:style-name="T8"> </text:span><text:span text:style-name="T9">der</text:span><text:span text:style-name="T8"> </text:span><text:span text:style-name="T9">Anpassungstufe</text:span><text:span text:style-name="T8"> </text:span><text:span text:style-name="T9">liegen</text:span><text:span text:style-name="T8">!</text:span></text:p>
      <text:p text:style-name="P6"><text:span text:style-name="T2"><text:s text:c="8"/>vertrag.setWirksamAb(</text:span><text:span text:style-name="T1">new</text:span><text:span text:style-name="T2"> GregorianCalendar(2010, 0, 1));</text:span></text:p>
      <text:p text:style-name="P6"/>
      <text:p text:style-name="P6"><text:span text:style-name="T2"><text:s text:c="8"/>vertrag.setWohnflaeche(</text:span><text:span text:style-name="T1">new</text:span><text:span text:style-name="T2"> Integer(100));</text:span></text:p>
      <text:p text:style-name="P7"><text:s text:c="8"/><text:span text:style-name="T5">assertEquals</text:span>(Money.<text:span text:style-name="T5">euro</text:span>(60000), vertrag.getVorschlagVersSumme());</text:p>
      <text:p text:style-name="P7"><text:s text:c="4"/>}</text:p>
      <text:p text:style-name="P7"><text:s text:c="4"/></text:p>
      <text:p text:style-name="P6"><text:span text:style-name="T2"><text:s text:c="4"/></text:span><text:span text:style-name="T1">public</text:span><text:span text:style-name="T2"> </text:span><text:span text:style-name="T1">void</text:span><text:span text:style-name="T2"> testGetTarifzone() {</text:span></text:p>
      <text:p text:style-name="P6"><text:span text:style-name="T2"><text:s text:c="8"/></text:span><text:span text:style-name="T8">// </text:span><text:span text:style-name="T9">Erzeugen</text:span><text:span text:style-name="T8"> </text:span><text:span text:style-name="T9">eines</text:span><text:span text:style-name="T8"> </text:span><text:span text:style-name="T9">hausratvertrags</text:span><text:span text:style-name="T8"> </text:span><text:span text:style-name="T9">mit</text:span><text:span text:style-name="T8"> </text:span><text:span text:style-name="T9">der</text:span><text:span text:style-name="T8"> </text:span><text:span text:style-name="T9">Factorymethode</text:span><text:span text:style-name="T8"> </text:span><text:span text:style-name="T9">des</text:span><text:span text:style-name="T8"> </text:span><text:span text:style-name="T9">Produktes</text:span></text:p>
      <text:p text:style-name="P6"><text:span text:style-name="T2"><text:s text:c="8"/>IHausratVertrag vertrag = </text:span><text:span text:style-name="T4">kompaktProdukt</text:span><text:span text:style-name="T2">.createHausratVertrag();</text:span></text:p>
      <text:p text:style-name="P6"/>
      <text:p text:style-name="P6"><text:span text:style-name="T2"><text:s text:c="8"/></text:span><text:span text:style-name="T8">// </text:span><text:span text:style-name="T9">Wirksamkeitsdatum</text:span><text:span text:style-name="T8"> </text:span><text:span text:style-name="T9">des</text:span><text:span text:style-name="T8"> </text:span><text:span text:style-name="T9">Vertrages</text:span><text:span text:style-name="T8"> </text:span><text:span text:style-name="T9">setzen</text:span><text:span text:style-name="T8">, </text:span><text:span text:style-name="T9">damit</text:span><text:span text:style-name="T8"> die </text:span><text:span text:style-name="T9">Anpassungsstufe</text:span><text:span text:style-name="T8"> </text:span><text:span text:style-name="T9">gefunden</text:span><text:span text:style-name="T8"> </text:span><text:span text:style-name="T9">wird</text:span><text:span text:style-name="T8">!</text:span></text:p>
      <text:p text:style-name="P6"><text:span text:style-name="T2"><text:s text:c="8"/></text:span><text:span text:style-name="T8">// </text:span><text:span text:style-name="T9">Diese</text:span><text:span text:style-name="T8"> </text:span><text:span text:style-name="T9">muss</text:span><text:span text:style-name="T8"> </text:span><text:span text:style-name="T9">nach</text:span><text:span text:style-name="T8"> </text:span><text:span text:style-name="T9">dem</text:span><text:span text:style-name="T8"> </text:span><text:span text:style-name="T9">Gueltigkeitsbeginn</text:span><text:span text:style-name="T8"> </text:span><text:span text:style-name="T9">der</text:span><text:span text:style-name="T8"> </text:span><text:span text:style-name="T9">Anpassungstufe</text:span><text:span text:style-name="T8"> </text:span><text:span text:style-name="T9">liegen</text:span><text:span text:style-name="T8">!</text:span></text:p>
      <text:p text:style-name="P6"><text:span text:style-name="T2"><text:s text:c="8"/>vertrag.setWirksamAb(</text:span><text:span text:style-name="T1">new</text:span><text:span text:style-name="T2"> GregorianCalendar(2010, 0, 1));</text:span></text:p>
      <text:p text:style-name="P6"/>
      <text:p text:style-name="P6"><text:span text:style-name="T2"><text:s text:c="8"/>vertrag.setPlz(</text:span><text:span text:style-name="T6">"45525"</text:span><text:span text:style-name="T2">);</text:span></text:p>
      <text:p text:style-name="P6"><text:span text:style-name="T2"><text:s text:c="8"/></text:span><text:span text:style-name="T10">assertEquals</text:span><text:span text:style-name="T2">(</text:span><text:span text:style-name="T6">"III"</text:span><text:span text:style-name="T2">, vertrag.getTarifzone());</text:span></text:p>
      <text:p text:style-name="P7"><text:s text:c="4"/>}</text:p>
      <text:p text:style-name="P7"><text:s text:c="4"/></text:p>
      <text:p text:style-name="P6"><text:span text:style-name="T2"><text:s text:c="4"/></text:span><text:span text:style-name="T1">public</text:span><text:span text:style-name="T2"> </text:span><text:span text:style-name="T1">void</text:span><text:span text:style-name="T2"> testBerechneJahresbasisbeitrag() {</text:span></text:p>
      <text:p text:style-name="P6"><text:span text:style-name="T2"><text:s text:c="8"/></text:span><text:span text:style-name="T8">// </text:span><text:span text:style-name="T9">Erzeugen</text:span><text:span text:style-name="T8"> </text:span><text:span text:style-name="T9">eines</text:span><text:span text:style-name="T8"> </text:span><text:span text:style-name="T9">hausratvertrags</text:span><text:span text:style-name="T8"> </text:span><text:span text:style-name="T9">mit</text:span><text:span text:style-name="T8"> </text:span><text:span text:style-name="T9">der</text:span><text:span text:style-name="T8"> </text:span><text:span text:style-name="T9">Factorymethode</text:span><text:span text:style-name="T8"> </text:span><text:span text:style-name="T9">des</text:span><text:span text:style-name="T8"> </text:span><text:span text:style-name="T9">Produktes</text:span></text:p>
      <text:p text:style-name="P6"><text:span text:style-name="T2"><text:s text:c="8"/>IHausratVertrag vertrag = </text:span><text:span text:style-name="T4">kompaktProdukt</text:span><text:span text:style-name="T2">.createHausratVertrag();</text:span></text:p>
      <text:p text:style-name="P6"/>
      <text:p text:style-name="P6"><text:span text:style-name="T2"><text:s text:c="8"/></text:span><text:span text:style-name="T8">// </text:span><text:span text:style-name="T9">Wirksamkeitsdatum</text:span><text:span text:style-name="T8"> </text:span><text:span text:style-name="T9">des</text:span><text:span text:style-name="T8"> </text:span><text:span text:style-name="T9">Vertrages</text:span><text:span text:style-name="T8"> </text:span><text:span text:style-name="T9">setzen</text:span><text:span text:style-name="T8">, </text:span><text:span text:style-name="T9">damit</text:span><text:span text:style-name="T8"> die </text:span><text:span text:style-name="T9">Anpassungsstufe</text:span><text:span text:style-name="T8"> </text:span><text:span text:style-name="T9">gefunden</text:span><text:span text:style-name="T8"> </text:span><text:span text:style-name="T9">wird</text:span><text:span text:style-name="T8">!</text:span></text:p>
      <text:p text:style-name="P6"><text:span text:style-name="T2"><text:s text:c="8"/></text:span><text:span text:style-name="T8">// </text:span><text:span text:style-name="T9">Diese</text:span><text:span text:style-name="T8"> </text:span><text:span text:style-name="T9">muss</text:span><text:span text:style-name="T8"> </text:span><text:span text:style-name="T9">nach</text:span><text:span text:style-name="T8"> </text:span><text:span text:style-name="T9">dem</text:span><text:span text:style-name="T8"> </text:span><text:span text:style-name="T9">Gueltigkeitsbeginn</text:span><text:span text:style-name="T8"> </text:span><text:span text:style-name="T9">der</text:span><text:span text:style-name="T8"> Anpassungstufe liegen!</text:span></text:p>
      <text:p text:style-name="P6"><text:span text:style-name="T2"><text:s text:c="8"/>vertrag.setWirksamAb(</text:span><text:span text:style-name="T1">new</text:span><text:span text:style-name="T2"> GregorianCalendar(2010, 0, 1));</text:span></text:p>
      <text:p text:style-name="P6"/>
      <text:p text:style-name="P7"><text:s text:c="8"/>vertrag.setVersSumme(Money.<text:span text:style-name="T5">euro</text:span>(100000));</text:p>
      <text:p text:style-name="P6"><text:span text:style-name="T2"><text:s text:c="8"/>vertrag.setPlz(</text:span><text:span text:style-name="T6">"59175"</text:span><text:span text:style-name="T2">); </text:span><text:span text:style-name="T8">// Tarifzone IV</text:span></text:p>
      <text:p text:style-name="P7"><text:s text:c="8"/></text:p>
      <text:p text:style-name="P6"><text:span text:style-name="T2"><text:s text:c="8"/></text:span><text:span text:style-name="T8">// Grunddeckungstyp holen, der dem Produkt in der Anpassungsstufe zugeordnet ist.</text:span></text:p>
      <text:p text:style-name="P6"><text:span text:style-name="T2"><text:s text:c="8"/>IHausratGrunddeckungstyp deckungstyp = </text:span><text:span text:style-name="T4">kompaktAnpStufe</text:span><text:span text:style-name="T2">.getHausratGrunddeckungstyp();</text:span></text:p>
      <text:p text:style-name="P6"/>
      <text:p text:style-name="P6"><text:span text:style-name="T2"><text:s text:c="8"/></text:span><text:span text:style-name="T8">// Grunddeckung erzeugen und zum Vertag hinzufuegen</text:span></text:p>
      <text:p text:style-name="P7"><text:s text:c="8"/>IHausratGrunddeckung deckung = vertrag.newHausratGrunddeckung(deckungstyp);</text:p>
      <text:p text:style-name="P6"/>
      <text:p text:style-name="P7"><text:s text:c="8"/>deckung.berechneJahresbasisbeitrag();</text:p>
      <text:p text:style-name="P7"><text:s text:c="8"/></text:p>
      <text:p text:style-name="P7"><text:s text:c="8"/><text:span text:style-name="T5">assertEquals</text:span>(Money.<text:span text:style-name="T5">euro</text:span>(150), deckung.getJahresbasisbeitrag());</text:p>
      <text:p text:style-name="P7"><text:s text:c="4"/>}</text:p>
      <text:p text:style-name="P7"><text:s text:c="4"/></text:p>
      <text:p text:style-name="P6"><text:span text:style-name="T2"><text:s text:c="4"/></text:span><text:span text:style-name="T1">public</text:span><text:span text:style-name="T2"> </text:span><text:span text:style-name="T1">void</text:span><text:span text:style-name="T2"> testBerechneJahresbasisbeitragFahrraddiebstahl() {</text:span></text:p>
      <text:p text:style-name="P6"><text:span text:style-name="T2"><text:s text:c="8"/></text:span><text:span text:style-name="T8">// Erzeugen eines hausratvertrags mit der Factorymethode des Produktes</text:span></text:p>
      <text:p text:style-name="P6"><text:span text:style-name="T2"><text:s text:c="8"/>IHausratVertrag vertrag = </text:span><text:span text:style-name="T4">kompaktProdukt</text:span><text:span text:style-name="T2">.createHausratVertrag();</text:span></text:p>
      <text:p text:style-name="P6"/>
      <text:p text:style-name="P6"><text:span text:style-name="T2"><text:s text:c="8"/></text:span><text:span text:style-name="T8">// Wirksamkeitsdatum des Vertrages setzen, damit die Anpassungsstufe gefunden wird!</text:span></text:p>
      <text:p text:style-name="P6"><text:span text:style-name="T2"><text:s text:c="8"/></text:span><text:span text:style-name="T8">// Dies muss nach dem Gueltigkeitsbeginn der Anpassungsstufe liegen!</text:span></text:p>
      <text:p text:style-name="P6"><text:span text:style-name="T2"><text:s text:c="8"/>vertrag.setWirksamAb(</text:span><text:span text:style-name="T1">new</text:span><text:span text:style-name="T2"> GregorianCalendar(2010, 0, 1));</text:span></text:p>
      <text:p text:style-name="P6"/>
      <text:p text:style-name="P6"><text:span text:style-name="T2"><text:s text:c="8"/></text:span><text:span text:style-name="T8">// Vertragsattribute setzen</text:span></text:p>
      <text:p text:style-name="P7"><text:s text:c="8"/>vertrag.setVersSumme(Money.<text:span text:style-name="T5">euro</text:span>(60000));</text:p>
      <text:p text:style-name="P6"/>
      <text:p text:style-name="P6"><text:span text:style-name="T2"><text:s text:c="8"/></text:span><text:span text:style-name="T8">// Zusatzdeckungstyp Fahrraddiebstahl holen</text:span></text:p>
      <text:p text:style-name="P6"><text:span text:style-name="T2"><text:s text:c="8"/></text:span><text:span text:style-name="T8">// Der Einfachheit halber, nehmen wir hier an, der erste ist Fahrraddiebstahl</text:span></text:p>
      <text:p text:style-name="P6"><text:span text:style-name="T2"><text:s text:c="8"/>IHausratZusatzdeckungstyp deckungstyp = </text:span><text:span text:style-name="T4">kompaktAnpStufe</text:span><text:span text:style-name="T2">.getHausratZusatzdeckungstyp(0);</text:span></text:p>
      <text:p text:style-name="P6"/>
      <text:p text:style-name="P6"><text:span text:style-name="T2"><text:s text:c="8"/></text:span><text:span text:style-name="T8">// Zusatzdeckung erzeugen</text:span></text:p>
      <text:p text:style-name="P7"><text:s text:c="8"/>IHausratZusatzdeckung deckung = vertrag.newHausratZusatzdeckung(deckungstyp);</text:p>
      <text:p text:style-name="P6"/>
      <text:p text:style-name="P6"><text:span text:style-name="T2"><text:s text:c="8"/></text:span><text:span text:style-name="T8">// Jahresbasisbeitrag berechnen und testen</text:span></text:p>
      <text:p text:style-name="P7"><text:s text:c="8"/>deckung.berechneJahresbasisbeitrag();</text:p>
      <text:p text:style-name="P6"/>
      <text:p text:style-name="P6"><text:span text:style-name="T2"><text:s text:c="8"/></text:span><text:span text:style-name="T8">// Vericherungssumme der Deckung = 1% von 60.0000, max 5.000 =&gt; 600</text:span></text:p>
      <text:p text:style-name="P6"><text:span text:style-name="T2"><text:s text:c="8"/></text:span><text:span text:style-name="T8">// Beitrag = 10% von 600 = 60 </text:span></text:p>
      <text:p text:style-name="P7"><text:s text:c="8"/><text:span text:style-name="T5">assertEquals</text:span>(Money.<text:span text:style-name="T5">euro</text:span>(60, 0), deckung.getJahresbasisbeitrag());</text:p>
      <text:p text:style-name="P7"><text:s text:c="4"/>}</text:p>
      <text:p text:style-name="P6"/>
      <text:p text:style-name="P6"><text:span text:style-name="T2"><text:s text:c="4"/></text:span><text:span text:style-name="T1">public</text:span><text:span text:style-name="T2"> </text:span><text:span text:style-name="T1">void</text:span><text:span text:style-name="T2"> testValidate(){</text:span></text:p>
      <text:p text:style-name="P6"><text:span text:style-name="T2"><text:s text:c="8"/></text:span><text:span text:style-name="T8">// Erzeugen eines hausratvertrags mit der Factorymethode des Produktes</text:span></text:p>
      <text:p text:style-name="P6"><text:span text:style-name="T2"><text:s text:c="4"/><text:tab/>IHausratVertrag vertrag = </text:span><text:span text:style-name="T4">kompaktProdukt</text:span><text:span text:style-name="T2">.createHausratVertrag();</text:span></text:p>
      <text:p text:style-name="P6"/>
      <text:p text:style-name="P6"><text:span text:style-name="T2"><text:s text:c="8"/></text:span><text:span text:style-name="T8">// Wirksamkeitsdatum des Vertrages setzen, damit die Anpassungsstufe gefunden wird!</text:span></text:p>
      <text:p text:style-name="P6"><text:span text:style-name="T2"><text:s text:c="8"/></text:span><text:span text:style-name="T8">// Dies muss nach dem Gueltigkeitsbeginn der Anpassungsstufe liegen!</text:span></text:p>
      <text:p text:style-name="P6"><text:span text:style-name="T2"><text:s text:c="8"/>vertrag.setWirksamAb(</text:span><text:span text:style-name="T1">new</text:span><text:span text:style-name="T2"> GregorianCalendar(2010, 0, 1));</text:span></text:p>
      <text:p text:style-name="P7"><text:s text:c="8"/></text:p>
      <text:p text:style-name="P6"><text:span text:style-name="T2"><text:s text:c="8"/></text:span><text:span text:style-name="T8">// Setzten der Wohnflaech zuerst auf einen </text:span></text:p>
      <text:p text:style-name="P6"><text:span text:style-name="T2"><text:s text:c="8"/>vertrag.setWohnflaeche(</text:span><text:span text:style-name="T1">new</text:span><text:span text:style-name="T2"> Integer(900));</text:span></text:p>
      <text:p text:style-name="P7"><text:s text:c="8"/></text:p>
      <text:p text:style-name="P6"><text:span text:style-name="T2"><text:s text:c="8"/>MessageList msgList = vertrag.validate(</text:span><text:span text:style-name="T6">""</text:span><text:span text:style-name="T2">);</text:span></text:p>
      <text:p text:style-name="P6"><text:span text:style-name="T2"><text:s text:c="8"/>Message msg = msgList.getMessageByCode(IHausratVertrag.</text:span><text:span text:style-name="T3">MSG_CODE_PRUEFEWOHNFLAECHE</text:span><text:span text:style-name="T2">);</text:span></text:p>
      <text:p text:style-name="P7"><text:s text:c="8"/><text:span text:style-name="T5">assertNull</text:span>(msg);</text:p>
      <text:p text:style-name="P6"/>
      <text:p text:style-name="P6"><text:span text:style-name="T2"><text:s text:c="8"/>vertrag.setWohnflaeche(</text:span><text:span text:style-name="T1">new</text:span><text:span text:style-name="T2"> Integer(1100));</text:span></text:p>
      <text:p text:style-name="P7"><text:s text:c="8"/></text:p>
      <text:p text:style-name="P6"><text:span text:style-name="T2"><text:s text:c="8"/>msgList = vertrag.validate(</text:span><text:span text:style-name="T6">""</text:span><text:span text:style-name="T2">);</text:span></text:p>
      <text:p text:style-name="P6"><text:span text:style-name="T2"><text:s text:c="8"/>msg = msgList.getMessageByCode(IHausratVertrag.</text:span><text:span text:style-name="T3">MSG_CODE_PRUEFEWOHNFLAECHE</text:span><text:span text:style-name="T2">);</text:span></text:p>
      <text:p text:style-name="P7"><text:s text:c="8"/><text:span text:style-name="T5">assertNotNull</text:span>(msg);</text:p>
      <text:p text:style-name="P7"><text:s text:c="4"/>}</text:p>
      <text:p text:style-name="P7">}</text:p>
      <text:p text:style-name="P8"/>
      <text:p text:style-name="P9"/>
      <text:h text:style-name="Heading_20_2" text:outline-level="2">Ausschnitt 6: JUnit Testfall mit InMemoryRepository</text:h>
      <text:p text:style-name="P6"><text:span text:style-name="T1">import</text:span><text:span text:style-name="T2"> java.util.GregorianCalendar;</text:span></text:p>
      <text:p text:style-name="P6"/>
      <text:p text:style-name="P6"><text:span text:style-name="T1">import</text:span><text:span text:style-name="T2"> org.faktorips.runtime.IRuntimeRepository;</text:span></text:p>
      <text:p text:style-name="P6"><text:span text:style-name="T1">import</text:span><text:span text:style-name="T2"> org.faktorips.schulung.modell.hausrat.IHausratGrunddeckung;</text:span></text:p>
      <text:p text:style-name="P6"><text:span text:style-name="T1">import</text:span><text:span text:style-name="T2"> org.faktorips.schulung.modell.hausrat.IHausratGrunddeckungstyp;</text:span></text:p>
      <text:p text:style-name="P6"><text:span text:style-name="T1">import</text:span><text:span text:style-name="T2"> org.faktorips.schulung.modell.hausrat.IHausratVertrag;</text:span></text:p>
      <text:p text:style-name="P6"><text:span text:style-name="T1">import</text:span><text:span text:style-name="T2"> org.faktorips.schulung.modell.internal.hausrat.HausratProdukt;</text:span></text:p>
      <text:p text:style-name="P6"><text:span text:style-name="T1">import</text:span><text:span text:style-name="T2"> org.faktorips.values.Money;</text:span></text:p>
      <text:p text:style-name="P6"/>
      <text:p text:style-name="P6"><text:span text:style-name="T1">import</text:span><text:span text:style-name="T2"> junit.framework.TestCase;</text:span></text:p>
      <text:p text:style-name="P6"/>
      <text:p text:style-name="P6"/>
      <text:p text:style-name="P6"><text:span text:style-name="T1">public</text:span><text:span text:style-name="T2"> </text:span><text:span text:style-name="T1">class</text:span><text:span text:style-name="T2"> HausratTest </text:span><text:span text:style-name="T1">extends</text:span><text:span text:style-name="T2"> TestCase {</text:span></text:p>
      <text:p text:style-name="P6"/>
      <text:p text:style-name="P6"><text:span text:style-name="T2"><text:tab/></text:span><text:span text:style-name="T11">/**</text:span></text:p>
      <text:p text:style-name="P6"><text:span text:style-name="T2"><text:tab/> </text:span><text:span text:style-name="T11">*</text:span><text:span text:style-name="T2"> </text:span><text:span text:style-name="T12">Diese</text:span><text:span text:style-name="T2"> </text:span><text:span text:style-name="T12">Methode</text:span><text:span text:style-name="T2"> </text:span><text:span text:style-name="T12">testet</text:span><text:span text:style-name="T2"> </text:span><text:span text:style-name="T11">die</text:span><text:span text:style-name="T2"> </text:span><text:span text:style-name="T12">Beitragsberechnung</text:span><text:span text:style-name="T2"> </text:span><text:span text:style-name="T12">der</text:span><text:span text:style-name="T2"> </text:span><text:span text:style-name="T12">Grunddeckung</text:span><text:span text:style-name="T2"> </text:span><text:span text:style-name="T12">isoliert</text:span><text:span text:style-name="T11">,</text:span><text:span text:style-name="T2"> </text:span><text:span text:style-name="T11">also</text:span><text:span text:style-name="T2"> </text:span><text:span text:style-name="T12">ohne</text:span><text:span text:style-name="T2"> </text:span><text:span text:style-name="T12">auf</text:span><text:span text:style-name="T2"> </text:span><text:span text:style-name="T12">produktive</text:span><text:span text:style-name="T2"> </text:span><text:span text:style-name="T12">Produktdaten</text:span><text:span text:style-name="T2"> </text:span><text:span text:style-name="T12">zuzugreifen</text:span></text:p>
      <text:p text:style-name="P6"><text:span text:style-name="T2"><text:tab/> </text:span><text:span text:style-name="T11">*/</text:span></text:p>
      <text:p text:style-name="P6"><text:span text:style-name="T2"><text:tab/></text:span><text:span text:style-name="T1">public</text:span><text:span text:style-name="T2"> </text:span><text:span text:style-name="T1">void</text:span><text:span text:style-name="T2"> testBerechneJahresbasisbeitrag(){</text:span></text:p>
      <text:p text:style-name="P7"><text:tab/></text:p>
      <text:p text:style-name="P6"><text:span text:style-name="T2"><text:tab/><text:tab/></text:span><text:span text:style-name="T8">//TestConent </text:span>erzeugen</text:p>
      <text:p text:style-name="P6"><text:span text:style-name="T2"><text:tab/><text:tab/>TestContent content = </text:span><text:span text:style-name="T1">new</text:span><text:span text:style-name="T2"> TestContent();</text:span></text:p>
      <text:p text:style-name="P7"><text:tab/><text:tab/></text:p>
      <text:p text:style-name="P6"><text:span text:style-name="T2"><text:tab/><text:tab/></text:span><text:span text:style-name="T8">//</text:span><text:span text:style-name="T9">Das</text:span><text:span text:style-name="T8"> RuntimeRepository </text:span><text:span text:style-name="T9">des</text:span><text:span text:style-name="T8"> TestContent </text:span><text:span text:style-name="T9">referenzieren</text:span></text:p>
      <text:p text:style-name="P7"><text:tab/><text:tab/>IRuntimeRepository repository = content.getRepository();</text:p>
      <text:p text:style-name="P7"><text:tab/><text:tab/></text:p>
      <text:p text:style-name="P6"><text:span text:style-name="T2"><text:tab/><text:tab/></text:span><text:span text:style-name="T8">//</text:span><text:span text:style-name="T9">Das</text:span><text:span text:style-name="T8"> TestProdukt </text:span><text:span text:style-name="T9">aus</text:span><text:span text:style-name="T8"> </text:span><text:span text:style-name="T9">dem</text:span><text:span text:style-name="T8"> Repository </text:span><text:span text:style-name="T9">abfragen</text:span></text:p>
      <text:p text:style-name="P6"><text:span text:style-name="T2"><text:tab/><text:tab/>HausratProdukt testProdukt = (HausratProdukt) repository.getProductComponent(</text:span><text:span text:style-name="T6">"TestProdukt 2008-04"</text:span><text:span text:style-name="T2">);</text:span></text:p>
      <text:p text:style-name="P7"><text:tab/><text:tab/></text:p>
      <text:p text:style-name="P6"><text:span text:style-name="T2"><text:tab/> <text:s text:c="3"/></text:span><text:span text:style-name="T8">// </text:span><text:span text:style-name="T9">Erzeugen</text:span><text:span text:style-name="T8"> </text:span><text:span text:style-name="T9">eines</text:span><text:span text:style-name="T8"> </text:span><text:span text:style-name="T9">hausratvertrags</text:span><text:span text:style-name="T8"> </text:span><text:span text:style-name="T9">mit</text:span><text:span text:style-name="T8"> </text:span><text:span text:style-name="T9">der</text:span><text:span text:style-name="T8"> </text:span><text:span text:style-name="T9">Factorymethode</text:span><text:span text:style-name="T8"> </text:span><text:span text:style-name="T9">des</text:span><text:span text:style-name="T8"> </text:span><text:span text:style-name="T9">Produktes</text:span></text:p>
      <text:p text:style-name="P7"><text:tab/> <text:s text:c="3"/>IHausratVertrag vertrag = testProdukt.createHausratVertrag();</text:p>
      <text:p text:style-name="P7"><text:tab/></text:p>
      <text:p text:style-name="P6"><text:span text:style-name="T2"><text:tab/> <text:s text:c="3"/></text:span><text:span text:style-name="T8">// </text:span><text:span text:style-name="T9">Wirksamkeitsdatum</text:span><text:span text:style-name="T8"> </text:span><text:span text:style-name="T9">des</text:span><text:span text:style-name="T8"> </text:span><text:span text:style-name="T9">Vertrages</text:span><text:span text:style-name="T8"> </text:span><text:span text:style-name="T9">setzen</text:span><text:span text:style-name="T8">, </text:span><text:span text:style-name="T9">damit</text:span><text:span text:style-name="T8"> die </text:span><text:span text:style-name="T9">Anpassungsstufe</text:span><text:span text:style-name="T8"> </text:span><text:span text:style-name="T9">gefunden</text:span><text:span text:style-name="T8"> </text:span><text:span text:style-name="T9">wird</text:span><text:span text:style-name="T8">!</text:span></text:p>
      <text:p text:style-name="P6"><text:span text:style-name="T2"><text:tab/> <text:s text:c="3"/></text:span><text:span text:style-name="T8">// </text:span><text:span text:style-name="T9">Diese</text:span><text:span text:style-name="T8"> </text:span><text:span text:style-name="T9">muss</text:span><text:span text:style-name="T8"> </text:span><text:span text:style-name="T9">nach</text:span><text:span text:style-name="T8"> </text:span><text:span text:style-name="T9">dem</text:span><text:span text:style-name="T8"> </text:span><text:span text:style-name="T9">Gueltigkeitsbeginn</text:span><text:span text:style-name="T8"> </text:span><text:span text:style-name="T9">der</text:span><text:span text:style-name="T8"> </text:span><text:span text:style-name="T9">Anpassungstufe</text:span><text:span text:style-name="T8"> </text:span><text:span text:style-name="T9">liegen</text:span><text:span text:style-name="T8">!</text:span></text:p>
      <text:p text:style-name="P6"><text:span text:style-name="T2"><text:tab/> <text:s text:c="3"/>vertrag.setWirksamAb(</text:span><text:span text:style-name="T1">new</text:span><text:span text:style-name="T2"> GregorianCalendar(2010, 0, 1));</text:span></text:p>
      <text:p text:style-name="P7"><text:tab/></text:p>
      <text:p text:style-name="P6"><text:span text:style-name="T2"><text:tab/> <text:s text:c="3"/></text:span><text:span text:style-name="T8">//</text:span><text:span text:style-name="T9">Vertragsattribute</text:span><text:span text:style-name="T8"> </text:span><text:span text:style-name="T9">setzen</text:span></text:p>
      <text:p text:style-name="P7"><text:tab/> <text:s text:c="3"/>vertrag.setVersSumme(Money.<text:span text:style-name="T5">euro</text:span>(100000));</text:p>
      <text:p text:style-name="P6"><text:span text:style-name="T2"><text:tab/> <text:s text:c="3"/>vertrag.setPlz(</text:span><text:span text:style-name="T6">"40000"</text:span><text:span text:style-name="T2">); </text:span><text:span text:style-name="T8">// </text:span><text:span text:style-name="T9">Tarifzone</text:span><text:span text:style-name="T8"> III</text:span></text:p>
      <text:p text:style-name="P7"><text:tab/> <text:s text:c="3"/></text:p>
      <text:p text:style-name="P6"><text:span text:style-name="T2"><text:tab/> <text:s text:c="3"/></text:span><text:span text:style-name="T8">// </text:span><text:span text:style-name="T9">Grunddeckungsbaustein</text:span><text:span text:style-name="T8"> </text:span><text:span text:style-name="T9">holen</text:span><text:span text:style-name="T8">, </text:span><text:span text:style-name="T9">der</text:span><text:span text:style-name="T8"> </text:span><text:span text:style-name="T9">dem</text:span><text:span text:style-name="T8"> </text:span><text:span text:style-name="T9">Produkt</text:span><text:span text:style-name="T8"> in </text:span><text:span text:style-name="T9">der</text:span><text:span text:style-name="T8"> </text:span><text:span text:style-name="T9">Anpassungsstufe</text:span><text:span text:style-name="T8"> </text:span><text:span text:style-name="T9">zugeordnet</text:span><text:span text:style-name="T8"> </text:span><text:span text:style-name="T9">ist</text:span><text:span text:style-name="T8">.</text:span></text:p>
      <text:p text:style-name="P7"><text:tab/> <text:s text:c="3"/>IHausratGrunddeckungstyp grunddeckungsbaustein = vertrag.getHausratProduktAnpStufe().getHausratGrunddeckungstyp();</text:p>
      <text:p text:style-name="P7"><text:tab/></text:p>
      <text:p text:style-name="P6"><text:span text:style-name="T2"><text:tab/> <text:s text:c="3"/></text:span><text:span text:style-name="T8">// </text:span><text:span text:style-name="T9">Grunddeckung</text:span><text:span text:style-name="T8"> </text:span><text:span text:style-name="T9">erzeugen</text:span><text:span text:style-name="T8"> </text:span><text:span text:style-name="T9">und</text:span><text:span text:style-name="T8"> </text:span><text:span text:style-name="T9">zum</text:span><text:span text:style-name="T8"> </text:span><text:span text:style-name="T9">Vertag</text:span><text:span text:style-name="T8"> </text:span><text:span text:style-name="T9">hinzufuegen</text:span></text:p>
      <text:p text:style-name="P7"><text:tab/> <text:s text:c="3"/>IHausratGrunddeckung deckung = vertrag.newHausratGrunddeckung(grunddeckungsbaustein);</text:p>
      <text:p text:style-name="P7"><text:tab/></text:p>
      <text:p text:style-name="P7"><text:tab/> <text:s text:c="3"/>deckung.berechneJahresbasisbeitrag();</text:p>
      <text:p text:style-name="P7"><text:tab/> <text:s text:c="3"/><text:span text:style-name="T5">assertEquals</text:span>(Money.<text:span text:style-name="T5">euro</text:span>(50), deckung.getJahresbasisbeitrag());</text:p>
      <text:p text:style-name="P7"><text:tab/>}</text:p>
      <text:p text:style-name="P6"/>
      <text:p text:style-name="P10"><text:span text:style-name="T13">}</text:span></text:p>
      <text:p text:style-name="P7"/>
      <text:p text:style-name="P7"/>
      <text:h text:style-name="Heading_20_2" text:outline-level="2">Ausschnitt 7: TestContent</text:h>
      <text:p text:style-name="P7"/>
      <text:p text:style-name="P7"/>
      <text:p text:style-name="P7"><text:span text:style-name="T1">import</text:span> java.util.ArrayList;</text:p>
      <text:p text:style-name="P6"/>
      <text:p text:style-name="P6"><text:span text:style-name="T1">import</text:span><text:span text:style-name="T2"> org.faktorips.runtime.IRuntimeRepository;</text:span></text:p>
      <text:p text:style-name="P6"><text:span text:style-name="T1">import</text:span><text:span text:style-name="T2"> org.faktorips.runtime.InMemoryRuntimeRepository;</text:span></text:p>
      <text:p text:style-name="P6"><text:span text:style-name="T1">import</text:span><text:span text:style-name="T2"> org.faktorips.runtime.internal.DateTime;</text:span></text:p>
      <text:p text:style-name="P6"><text:span text:style-name="T1">import</text:span><text:span text:style-name="T2"> org.faktorips.schulung.modell.internal.hausrat.HausratGrunddeckungstyp;</text:span></text:p>
      <text:p text:style-name="P6"><text:span text:style-name="T1">import</text:span><text:span text:style-name="T2"> org.faktorips.schulung.modell.internal.hausrat.HausratGrunddeckungstypAnpStufe;</text:span></text:p>
      <text:p text:style-name="P6"><text:span text:style-name="T1">import</text:span><text:span text:style-name="T2"> org.faktorips.schulung.modell.internal.hausrat.HausratProdukt;</text:span></text:p>
      <text:p text:style-name="P6"><text:span text:style-name="T1">import</text:span><text:span text:style-name="T2"> org.faktorips.schulung.modell.internal.hausrat.HausratProduktAnpStufe;</text:span></text:p>
      <text:p text:style-name="P6"><text:span text:style-name="T1">import</text:span><text:span text:style-name="T2"> org.faktorips.schulung.modell.internal.hausrat.Tariftabelle;</text:span></text:p>
      <text:p text:style-name="P6"><text:span text:style-name="T1">import</text:span><text:span text:style-name="T2"> org.faktorips.schulung.modell.internal.hausrat.TariftabelleRow;</text:span></text:p>
      <text:p text:style-name="P6"><text:span text:style-name="T1">import</text:span><text:span text:style-name="T2"> org.faktorips.schulung.modell.internal.hausrat.Tarifzonentabelle;</text:span></text:p>
      <text:p text:style-name="P6"><text:span text:style-name="T1">import</text:span><text:span text:style-name="T2"> org.faktorips.schulung.modell.internal.hausrat.TarifzonentabelleRow;</text:span></text:p>
      <text:p text:style-name="P6"><text:span text:style-name="T1">import</text:span><text:span text:style-name="T2"> org.faktorips.values.Decimal;</text:span></text:p>
      <text:p text:style-name="P6"><text:span text:style-name="T1">import</text:span><text:span text:style-name="T2"> org.faktorips.values.Money;</text:span></text:p>
      <text:p text:style-name="P6"/>
      <text:p text:style-name="P6"><text:span text:style-name="T1">public</text:span><text:span text:style-name="T2"> </text:span><text:span text:style-name="T1">class</text:span><text:span text:style-name="T2"> TestContent {</text:span></text:p>
      <text:p text:style-name="P6"/>
      <text:p text:style-name="P6"><text:span text:style-name="T2"><text:tab/></text:span><text:span text:style-name="T1">private</text:span><text:span text:style-name="T2"> InMemoryRuntimeRepository </text:span><text:span text:style-name="T4">localRepository</text:span><text:span text:style-name="T2"> = </text:span><text:span text:style-name="T1">new</text:span><text:span text:style-name="T2"> InMemoryRuntimeRepository();</text:span></text:p>
      <text:p text:style-name="P6"/>
      <text:p text:style-name="P6"><text:span text:style-name="T2"><text:tab/></text:span><text:span text:style-name="T1">public</text:span><text:span text:style-name="T2"> TestContent() {</text:span></text:p>
      <text:p text:style-name="P7"><text:tab/><text:tab/>initialize();</text:p>
      <text:p text:style-name="P7"><text:tab/>}</text:p>
      <text:p text:style-name="P6"/>
      <text:p text:style-name="P6"><text:span text:style-name="T2"><text:tab/></text:span><text:span text:style-name="T1">public</text:span><text:span text:style-name="T2"> IRuntimeRepository getRepository() {</text:span></text:p>
      <text:p text:style-name="P6"><text:span text:style-name="T2"><text:tab/><text:tab/></text:span><text:span text:style-name="T1">return</text:span><text:span text:style-name="T2"> </text:span><text:span text:style-name="T4">localRepository</text:span><text:span text:style-name="T2">;</text:span></text:p>
      <text:p text:style-name="P7"><text:tab/>}</text:p>
      <text:p text:style-name="P6"/>
      <text:p text:style-name="P6"><text:span text:style-name="T2"><text:tab/></text:span><text:span text:style-name="T1">private</text:span><text:span text:style-name="T2"> </text:span><text:span text:style-name="T1">void</text:span><text:span text:style-name="T2"> initialize() {</text:span></text:p>
      <text:p text:style-name="P6"/>
      <text:p text:style-name="P6"><text:span text:style-name="T2"><text:tab/><text:tab/></text:span><text:span text:style-name="T8">// </text:span><text:span text:style-name="T9">Erstellen</text:span><text:span text:style-name="T8"> </text:span><text:span text:style-name="T9">eines</text:span><text:span text:style-name="T8"> Test-</text:span><text:span text:style-name="T9">Produktbausteins</text:span></text:p>
      <text:p text:style-name="P6"><text:span text:style-name="T2"><text:tab/><text:tab/>HausratProdukt testProdukt = </text:span><text:span text:style-name="T1">new</text:span><text:span text:style-name="T2"> HausratProdukt(</text:span><text:span text:style-name="T4">localRepository</text:span><text:span text:style-name="T2">,</text:span></text:p>
      <text:p text:style-name="P6"><text:span text:style-name="T2"><text:tab/><text:tab/><text:tab/><text:tab/></text:span><text:span text:style-name="T6">"TestProdukt 2008-04"</text:span><text:span text:style-name="T2">, </text:span><text:span text:style-name="T6">"TestProdukt"</text:span><text:span text:style-name="T2">, </text:span><text:span text:style-name="T6">"2008-04"</text:span><text:span text:style-name="T2">);</text:span></text:p>
      <text:p text:style-name="P6"><text:span text:style-name="T2"><text:tab/><text:tab/>HausratProduktAnpStufe testProduktAnpStufe = </text:span><text:span text:style-name="T1">new</text:span><text:span text:style-name="T2"> HausratProduktAnpStufe(</text:span></text:p>
      <text:p text:style-name="P7"><text:tab/><text:tab/><text:tab/><text:tab/>testProdukt);</text:p>
      <text:p text:style-name="P6"><text:span text:style-name="T2"><text:tab/><text:tab/>testProduktAnpStufe.setValidFrom(DateTime.</text:span><text:span text:style-name="T10">parseIso</text:span><text:span text:style-name="T2">(</text:span><text:span text:style-name="T6">"2008-04-01"</text:span><text:span text:style-name="T2">));</text:span></text:p>
      <text:p text:style-name="P6"><text:span text:style-name="T2"><text:tab/><text:tab/>testProduktAnpStufe.setProduktname(</text:span><text:span text:style-name="T6">"TestProdukt"</text:span><text:span text:style-name="T2">);</text:span></text:p>
      <text:p text:style-name="P7"><text:tab/><text:tab/>testProduktAnpStufe.setVorschlagVersSummeProQm(Money.<text:span text:style-name="T5">euro</text:span>(500));</text:p>
      <text:p text:style-name="P6"/>
      <text:p text:style-name="P6"><text:span text:style-name="T2"><text:tab/><text:tab/></text:span><text:span text:style-name="T8">// </text:span><text:span text:style-name="T9">Hinzufügen</text:span><text:span text:style-name="T8"> </text:span><text:span text:style-name="T9">der</text:span><text:span text:style-name="T8"> </text:span><text:span text:style-name="T9">Anpassungstufe</text:span><text:span text:style-name="T8"> </text:span><text:span text:style-name="T9">zum</text:span><text:span text:style-name="T8"> Repository. </text:span><text:span text:style-name="T9">Es</text:span><text:span text:style-name="T8"> </text:span><text:span text:style-name="T9">wird</text:span><text:span text:style-name="T8"> </text:span><text:span text:style-name="T9">automatisch</text:span></text:p>
      <text:p text:style-name="P6"><text:span text:style-name="T2"><text:tab/><text:tab/></text:span><text:span text:style-name="T8">// </text:span><text:span text:style-name="T9">auch</text:span><text:span text:style-name="T8"> </text:span><text:span text:style-name="T9">der</text:span><text:span text:style-name="T8"> </text:span><text:span text:style-name="T9">Produktbaustein</text:span><text:span text:style-name="T8"> </text:span><text:span text:style-name="T9">hinzugefügt</text:span></text:p>
      <text:p text:style-name="P6"><text:span text:style-name="T2"><text:tab/><text:tab/></text:span><text:span text:style-name="T4">localRepository</text:span><text:span text:style-name="T2">.putProductCmptGeneration(testProduktAnpStufe);</text:span></text:p>
      <text:p text:style-name="P6"/>
      <text:p text:style-name="P6"><text:span text:style-name="T2"><text:tab/><text:tab/></text:span><text:span text:style-name="T8">// </text:span><text:span text:style-name="T9">Erstellen</text:span><text:span text:style-name="T8"> </text:span><text:span text:style-name="T9">eines</text:span><text:span text:style-name="T8"> Test-</text:span><text:span text:style-name="T9">Grunddeckungsbausteins</text:span></text:p>
      <text:p text:style-name="P6"><text:span text:style-name="T2"><text:tab/><text:tab/>HausratGrunddeckungstyp testDeckungstyp = </text:span><text:span text:style-name="T1">new</text:span><text:span text:style-name="T2"> HausratGrunddeckungstyp(</text:span></text:p>
      <text:p text:style-name="P6"><text:span text:style-name="T2"><text:tab/><text:tab/><text:tab/><text:tab/></text:span><text:span text:style-name="T4">localRepository</text:span><text:span text:style-name="T2">, </text:span><text:span text:style-name="T6">"TestDeckung 2008-04"</text:span><text:span text:style-name="T2">, </text:span><text:span text:style-name="T6">"TestDeckung"</text:span><text:span text:style-name="T2">,</text:span></text:p>
      <text:p text:style-name="P6"><text:span text:style-name="T2"><text:tab/><text:tab/><text:tab/><text:tab/></text:span><text:span text:style-name="T6">"2008-04"</text:span><text:span text:style-name="T2">);</text:span></text:p>
      <text:p text:style-name="P6"><text:span text:style-name="T2"><text:tab/><text:tab/>TestHausratGrunddeckungstypAnpStufe testDeckungAnpStufe = </text:span><text:span text:style-name="T1">new</text:span><text:span text:style-name="T2"> TestHausratGrunddeckungstypAnpStufe(</text:span></text:p>
      <text:p text:style-name="P7"><text:tab/><text:tab/><text:tab/><text:tab/>testDeckungstyp);</text:p>
      <text:p text:style-name="P6"><text:span text:style-name="T2"><text:tab/><text:tab/>testDeckungAnpStufe.setValidFrom(DateTime.</text:span><text:span text:style-name="T10">parseIso</text:span><text:span text:style-name="T2">(</text:span><text:span text:style-name="T6">"2008-04-01"</text:span><text:span text:style-name="T2">));</text:span></text:p>
      <text:p text:style-name="P6"><text:span text:style-name="T2"><text:tab/><text:tab/></text:span><text:span text:style-name="T8">// </text:span><text:span text:style-name="T9">Der</text:span><text:span text:style-name="T8"> </text:span><text:span text:style-name="T9">Tabellenname</text:span><text:span text:style-name="T8"> </text:span><text:span text:style-name="T9">muss</text:span><text:span text:style-name="T8"> </text:span><text:span text:style-name="T9">der</text:span><text:span text:style-name="T8"> </text:span><text:span text:style-name="T9">gleiche</text:span><text:span text:style-name="T8"> </text:span><text:span text:style-name="T9">sein</text:span><text:span text:style-name="T8"> </text:span><text:span text:style-name="T9">unter</text:span><text:span text:style-name="T8"> </text:span><text:span text:style-name="T9">dem</text:span><text:span text:style-name="T8"> man die</text:span></text:p>
      <text:p text:style-name="P6"><text:span text:style-name="T2"><text:tab/><text:tab/></text:span><text:span text:style-name="T8">// </text:span><text:span text:style-name="T9">Testtariftabelle</text:span><text:span text:style-name="T8"> </text:span><text:span text:style-name="T9">im</text:span><text:span text:style-name="T8"> Repository </text:span><text:span text:style-name="T9">abspeichert</text:span><text:span text:style-name="T8">. </text:span><text:span text:style-name="T9">Siehe</text:span><text:span text:style-name="T8"> </text:span><text:span text:style-name="T9">unten</text:span></text:p>
      <text:p text:style-name="P6"><text:span text:style-name="T2"><text:tab/><text:tab/>testDeckungAnpStufe.setTariftabellenName(</text:span><text:span text:style-name="T6">"Tariftabelle"</text:span><text:span text:style-name="T2">);</text:span></text:p>
      <text:p text:style-name="P7"><text:tab/><text:tab/>testProduktAnpStufe.setHausratGrunddeckungstyp(testDeckungstyp);</text:p>
      <text:p text:style-name="P6"/>
      <text:p text:style-name="P6"><text:span text:style-name="T2"><text:tab/><text:tab/></text:span><text:span text:style-name="T8">// </text:span><text:span text:style-name="T9">Hinzufügen</text:span><text:span text:style-name="T8"> </text:span><text:span text:style-name="T9">der</text:span><text:span text:style-name="T8"> </text:span><text:span text:style-name="T9">Anpassungstufe</text:span><text:span text:style-name="T8"> </text:span><text:span text:style-name="T9">zum</text:span><text:span text:style-name="T8"> Repository. </text:span><text:span text:style-name="T9">Es</text:span><text:span text:style-name="T8"> </text:span><text:span text:style-name="T9">wird</text:span><text:span text:style-name="T8"> </text:span><text:span text:style-name="T9">automatisch</text:span></text:p>
      <text:p text:style-name="P6"><text:span text:style-name="T2"><text:tab/><text:tab/></text:span><text:span text:style-name="T8">// </text:span><text:span text:style-name="T9">auch</text:span><text:span text:style-name="T8"> </text:span><text:span text:style-name="T9">der</text:span><text:span text:style-name="T8"> </text:span><text:span text:style-name="T9">Baustein</text:span><text:span text:style-name="T8"> </text:span><text:span text:style-name="T9">hinzugefügt</text:span></text:p>
      <text:p text:style-name="P6"><text:span text:style-name="T2"><text:tab/><text:tab/></text:span><text:span text:style-name="T4">localRepository</text:span><text:span text:style-name="T2">.putProductCmptGeneration(testDeckungAnpStufe);</text:span></text:p>
      <text:p text:style-name="P6"/>
      <text:p text:style-name="P6"><text:span text:style-name="T2"><text:tab/><text:tab/></text:span><text:span text:style-name="T8">// </text:span><text:span text:style-name="T9">Hinzufügen</text:span><text:span text:style-name="T8"> </text:span><text:span text:style-name="T9">der</text:span><text:span text:style-name="T8"> </text:span><text:span text:style-name="T9">Testtarifzonentabelle</text:span><text:span text:style-name="T8"> </text:span><text:span text:style-name="T9">zum</text:span><text:span text:style-name="T8"> Repository</text:span></text:p>
      <text:p text:style-name="P6"><text:span text:style-name="T2"><text:tab/><text:tab/></text:span><text:span text:style-name="T4">localRepository</text:span><text:span text:style-name="T2">.putTable(</text:span><text:span text:style-name="T1">new</text:span><text:span text:style-name="T2"> TestTarifzonentabelle());</text:span></text:p>
      <text:p text:style-name="P6"/>
      <text:p text:style-name="P6"><text:span text:style-name="T2"><text:tab/><text:tab/></text:span><text:span text:style-name="T8">// </text:span><text:span text:style-name="T9">Hinzufügen</text:span><text:span text:style-name="T8"> </text:span><text:span text:style-name="T9">der</text:span><text:span text:style-name="T8"> </text:span><text:span text:style-name="T9">Testtariftabelle</text:span><text:span text:style-name="T8"> </text:span><text:span text:style-name="T9">zum</text:span><text:span text:style-name="T8"> Repository. </text:span><text:span text:style-name="T9">Wichtig</text:span><text:span text:style-name="T8"> </text:span><text:span text:style-name="T9">ist</text:span><text:span text:style-name="T8">, </text:span><text:span text:style-name="T9">da</text:span><text:span text:style-name="T8"> </text:span><text:span text:style-name="T9">es</text:span></text:p>
      <text:p text:style-name="P6"><text:span text:style-name="T2"><text:tab/><text:tab/></text:span><text:span text:style-name="T8">// </text:span><text:span text:style-name="T9">eine</text:span><text:span text:style-name="T8"> </text:span><text:span text:style-name="T9">Tabelle</text:span><text:span text:style-name="T8"> </text:span><text:span text:style-name="T9">mit</text:span><text:span text:style-name="T8"> </text:span><text:span text:style-name="T9">multiplen</text:span><text:span text:style-name="T8"> </text:span><text:span text:style-name="T9">Inhalten</text:span><text:span text:style-name="T8"> </text:span><text:span text:style-name="T9">ist</text:span><text:span text:style-name="T8">, </text:span><text:span text:style-name="T9">muss</text:span><text:span text:style-name="T8"> </text:span><text:span text:style-name="T9">der</text:span><text:span text:style-name="T8"> Name </text:span><text:span text:style-name="T9">der</text:span><text:span text:style-name="T8"> </text:span><text:span text:style-name="T9">Tabelle</text:span></text:p>
      <text:p text:style-name="P6"><text:span text:style-name="T2"><text:tab/><text:tab/></text:span><text:span text:style-name="T8">// </text:span><text:span text:style-name="T9">angegeben</text:span><text:span text:style-name="T8"> </text:span><text:span text:style-name="T9">werden</text:span><text:span text:style-name="T8">, </text:span><text:span text:style-name="T9">unter</text:span><text:span text:style-name="T8"> </text:span><text:span text:style-name="T9">dem</text:span><text:span text:style-name="T8"> die </text:span><text:span text:style-name="T9">Tabelle</text:span><text:span text:style-name="T8"> </text:span><text:span text:style-name="T9">im</text:span><text:span text:style-name="T8"> Repository </text:span><text:span text:style-name="T9">gespeichert</text:span></text:p>
      <text:p text:style-name="P6"><text:span text:style-name="T2"><text:tab/><text:tab/></text:span><text:span text:style-name="T8">// </text:span><text:span text:style-name="T9">wird</text:span><text:span text:style-name="T8">.</text:span></text:p>
      <text:p text:style-name="P6"><text:span text:style-name="T2"><text:tab/><text:tab/></text:span><text:span text:style-name="T4">localRepository</text:span><text:span text:style-name="T2">.putTable(</text:span><text:span text:style-name="T1">new</text:span><text:span text:style-name="T2"> TestTariftabelle(), </text:span><text:span text:style-name="T6">"Tariftabelle"</text:span><text:span text:style-name="T2">);</text:span></text:p>
      <text:p text:style-name="P7"><text:tab/>}</text:p>
      <text:p text:style-name="P6"/>
      <text:p text:style-name="P6"><text:span text:style-name="T2"><text:tab/></text:span><text:span text:style-name="T11">/**</text:span></text:p>
      <text:p text:style-name="P6"><text:span text:style-name="T2"><text:tab/> </text:span><text:span text:style-name="T11">*</text:span><text:span text:style-name="T2"> </text:span><text:span text:style-name="T12">Es</text:span><text:span text:style-name="T2"> </text:span><text:span text:style-name="T12">ist</text:span><text:span text:style-name="T2"> </text:span><text:span text:style-name="T12">eine</text:span><text:span text:style-name="T2"> </text:span><text:span text:style-name="T12">Ableitung</text:span><text:span text:style-name="T2"> </text:span><text:span text:style-name="T12">der</text:span><text:span text:style-name="T2"> </text:span><text:span text:style-name="T12">Klasse</text:span><text:span text:style-name="T2"> </text:span><text:span text:style-name="T11">HausratGrunddeckungstypAnpStufe</text:span></text:p>
      <text:p text:style-name="P6"><text:span text:style-name="T2"><text:tab/> </text:span><text:span text:style-name="T11">*</text:span><text:span text:style-name="T2"> </text:span><text:span text:style-name="T12">notwendig</text:span><text:span text:style-name="T11">,</text:span><text:span text:style-name="T2"> </text:span><text:span text:style-name="T12">da</text:span><text:span text:style-name="T2"> </text:span><text:span text:style-name="T12">auf</text:span><text:span text:style-name="T2"> </text:span><text:span text:style-name="T12">das</text:span><text:span text:style-name="T2"> </text:span><text:span text:style-name="T11">protected</text:span><text:span text:style-name="T2"> </text:span><text:span text:style-name="T12">Atribut</text:span><text:span text:style-name="T2"> </text:span><text:span text:style-name="T14">&lt;i&gt;</text:span><text:span text:style-name="T12">tariftabellenname</text:span><text:span text:style-name="T14">&lt;/i&gt;</text:span></text:p>
      <text:p text:style-name="P6"><text:span text:style-name="T2"><text:tab/> </text:span><text:span text:style-name="T11">*</text:span><text:span text:style-name="T2"> </text:span><text:span text:style-name="T12">zugegriffen</text:span><text:span text:style-name="T2"> </text:span><text:span text:style-name="T12">werden</text:span><text:span text:style-name="T2"> </text:span><text:span text:style-name="T12">muss</text:span><text:span text:style-name="T11">.</text:span></text:p>
      <text:p text:style-name="P6"><text:span text:style-name="T2"><text:tab/> </text:span><text:span text:style-name="T11">*/</text:span></text:p>
      <text:p text:style-name="P6"><text:span text:style-name="T2"><text:tab/></text:span><text:span text:style-name="T1">private</text:span><text:span text:style-name="T2"> </text:span><text:span text:style-name="T1">static</text:span><text:span text:style-name="T2"> </text:span><text:span text:style-name="T1">class</text:span><text:span text:style-name="T2"> TestHausratGrunddeckungstypAnpStufe </text:span><text:span text:style-name="T1">extends</text:span></text:p>
      <text:p text:style-name="P7"><text:tab/><text:tab/><text:tab/>HausratGrunddeckungstypAnpStufe {</text:p>
      <text:p text:style-name="P6"/>
      <text:p text:style-name="P6"><text:span text:style-name="T2"><text:tab/><text:tab/></text:span><text:span text:style-name="T1">public</text:span><text:span text:style-name="T2"> TestHausratGrunddeckungstypAnpStufe(</text:span></text:p>
      <text:p text:style-name="P7"><text:tab/><text:tab/><text:tab/><text:tab/>HausratGrunddeckungstyp productCmpt) {</text:p>
      <text:p text:style-name="P6"><text:span text:style-name="T2"><text:tab/><text:tab/><text:tab/></text:span><text:span text:style-name="T1">super</text:span><text:span text:style-name="T2">(productCmpt);</text:span></text:p>
      <text:p text:style-name="P7"><text:tab/><text:tab/>}</text:p>
      <text:p text:style-name="P6"/>
      <text:p text:style-name="P6"><text:span text:style-name="T2"><text:tab/><text:tab/></text:span><text:span text:style-name="T1">public</text:span><text:span text:style-name="T2"> </text:span><text:span text:style-name="T1">void</text:span><text:span text:style-name="T2"> setTariftabellenName(String name) {</text:span></text:p>
      <text:p text:style-name="P6"><text:span text:style-name="T2"><text:tab/><text:tab/><text:tab/></text:span><text:span text:style-name="T1">this</text:span><text:span text:style-name="T2">.</text:span><text:span text:style-name="T4">tariftabelleName</text:span><text:span text:style-name="T2"> = name;</text:span></text:p>
      <text:p text:style-name="P7"><text:tab/><text:tab/>}</text:p>
      <text:p text:style-name="P7"><text:tab/>}</text:p>
      <text:p text:style-name="P6"/>
      <text:p text:style-name="P6"><text:span text:style-name="T2"><text:tab/></text:span><text:span text:style-name="T11">/**</text:span></text:p>
      <text:p text:style-name="P6"><text:span text:style-name="T2"><text:tab/> </text:span><text:span text:style-name="T11">*</text:span><text:span text:style-name="T2"> </text:span><text:span text:style-name="T11">Die</text:span><text:span text:style-name="T2"> </text:span><text:span text:style-name="T12">Ableitung</text:span><text:span text:style-name="T2"> </text:span><text:span text:style-name="T12">der</text:span><text:span text:style-name="T2"> </text:span><text:span text:style-name="T12">Tarifzonentabelle</text:span><text:span text:style-name="T2"> </text:span><text:span text:style-name="T12">ist</text:span><text:span text:style-name="T2"> </text:span><text:span text:style-name="T12">notwendig</text:span><text:span text:style-name="T2"> </text:span><text:span text:style-name="T12">um</text:span><text:span text:style-name="T2"> </text:span><text:span text:style-name="T12">sie</text:span><text:span text:style-name="T2"> </text:span><text:span text:style-name="T12">mit</text:span></text:p>
      <text:p text:style-name="P6"><text:span text:style-name="T2"><text:tab/> </text:span><text:span text:style-name="T11">*</text:span><text:span text:style-name="T2"> </text:span><text:span text:style-name="T12">Beispielinhalt</text:span><text:span text:style-name="T2"> </text:span><text:span text:style-name="T12">zu</text:span><text:span text:style-name="T2"> </text:span><text:span text:style-name="T12">füllen</text:span><text:span text:style-name="T11">.</text:span></text:p>
      <text:p text:style-name="P6"><text:span text:style-name="T2"><text:tab/> </text:span><text:span text:style-name="T11">*/</text:span></text:p>
      <text:p text:style-name="P6"><text:span text:style-name="T2"><text:tab/></text:span><text:span text:style-name="T1">private</text:span><text:span text:style-name="T2"> </text:span><text:span text:style-name="T1">static</text:span><text:span text:style-name="T2"> </text:span><text:span text:style-name="T1">class</text:span><text:span text:style-name="T2"> TestTarifzonentabelle </text:span><text:span text:style-name="T1">extends</text:span><text:span text:style-name="T2"> Tarifzonentabelle {</text:span></text:p>
      <text:p text:style-name="P6"/>
      <text:p text:style-name="P6"><text:span text:style-name="T2"><text:tab/><text:tab/></text:span><text:span text:style-name="T1">public</text:span><text:span text:style-name="T2"> TestTarifzonentabelle() {</text:span></text:p>
      <text:p text:style-name="P6"><text:span text:style-name="T2"><text:tab/><text:tab/><text:tab/></text:span><text:span text:style-name="T1">super</text:span><text:span text:style-name="T2">();</text:span></text:p>
      <text:p text:style-name="P6"><text:span text:style-name="T2"><text:tab/><text:tab/><text:tab/></text:span><text:span text:style-name="T4">rows</text:span><text:span text:style-name="T2"> = </text:span><text:span text:style-name="T1">new</text:span><text:span text:style-name="T2"> ArrayList&lt;TarifzonentabelleRow&gt;();</text:span></text:p>
      <text:p text:style-name="P6"><text:span text:style-name="T2"><text:tab/><text:tab/><text:tab/></text:span><text:span text:style-name="T15">rows</text:span><text:span text:style-name="T16">.add(</text:span><text:span text:style-name="T17">new</text:span><text:span text:style-name="T16"> TarifzonentabelleRow(</text:span><text:span text:style-name="T18">"10000"</text:span><text:span text:style-name="T16">, </text:span><text:span text:style-name="T18">"19999"</text:span><text:span text:style-name="T16">, </text:span><text:span text:style-name="T18">"I"</text:span><text:span text:style-name="T16">))</text:span><text:span text:style-name="T2">;</text:span></text:p>
      <text:p text:style-name="P6"><text:span text:style-name="T2"><text:tab/><text:tab/><text:tab/></text:span><text:span text:style-name="T15">rows</text:span><text:span text:style-name="T16">.add(</text:span><text:span text:style-name="T17">new</text:span><text:span text:style-name="T16"> TarifzonentabelleRow(</text:span><text:span text:style-name="T18">"20000"</text:span><text:span text:style-name="T16">, </text:span><text:span text:style-name="T18">"29999"</text:span><text:span text:style-name="T16">, </text:span><text:span text:style-name="T18">"II"</text:span><text:span text:style-name="T16">))</text:span><text:span text:style-name="T2">;</text:span></text:p>
      <text:p text:style-name="P6"><text:span text:style-name="T2"><text:tab/><text:tab/><text:tab/></text:span><text:span text:style-name="T15">rows</text:span><text:span text:style-name="T16">.add(</text:span><text:span text:style-name="T17">new</text:span><text:span text:style-name="T16"> TarifzonentabelleRow(</text:span><text:span text:style-name="T18">"30000"</text:span><text:span text:style-name="T16">, </text:span><text:span text:style-name="T18">"39999"</text:span><text:span text:style-name="T16">, </text:span><text:span text:style-name="T18">"III"</text:span><text:span text:style-name="T16">))</text:span><text:span text:style-name="T2">;</text:span></text:p>
      <text:p text:style-name="P7"><text:tab/><text:tab/><text:tab/>initKeyMaps();</text:p>
      <text:p text:style-name="P7"><text:tab/><text:tab/>}</text:p>
      <text:p text:style-name="P7"><text:tab/>}</text:p>
      <text:p text:style-name="P6"/>
      <text:p text:style-name="P6"><text:span text:style-name="T2"><text:tab/></text:span><text:span text:style-name="T11">/**</text:span></text:p>
      <text:p text:style-name="P6"><text:span text:style-name="T2"><text:tab/> </text:span><text:span text:style-name="T11">*</text:span><text:span text:style-name="T2"> </text:span><text:span text:style-name="T11">Die</text:span><text:span text:style-name="T2"> </text:span><text:span text:style-name="T12">Ableitung</text:span><text:span text:style-name="T2"> </text:span><text:span text:style-name="T12">der</text:span><text:span text:style-name="T2"> </text:span><text:span text:style-name="T12">Tarifzonentabelle</text:span><text:span text:style-name="T2"> </text:span><text:span text:style-name="T11">ist</text:span><text:span text:style-name="T2"> </text:span><text:span text:style-name="T11">notwendig</text:span><text:span text:style-name="T2"> </text:span><text:span text:style-name="T11">um</text:span><text:span text:style-name="T2"> </text:span><text:span text:style-name="T11">sie</text:span><text:span text:style-name="T2"> </text:span><text:span text:style-name="T11">mit</text:span></text:p>
      <text:p text:style-name="P6"><text:span text:style-name="T2"><text:tab/> </text:span><text:span text:style-name="T11">*</text:span><text:span text:style-name="T2"> </text:span><text:span text:style-name="T11">Beispielinhalt</text:span><text:span text:style-name="T2"> </text:span><text:span text:style-name="T11">zu</text:span><text:span text:style-name="T2"> </text:span><text:span text:style-name="T11">füllen.</text:span></text:p>
      <text:p text:style-name="P6"><text:span text:style-name="T2"><text:tab/> </text:span><text:span text:style-name="T11">*/</text:span></text:p>
      <text:p text:style-name="P6"><text:span text:style-name="T2"><text:tab/></text:span><text:span text:style-name="T1">private</text:span><text:span text:style-name="T2"> </text:span><text:span text:style-name="T1">static</text:span><text:span text:style-name="T2"> </text:span><text:span text:style-name="T1">class</text:span><text:span text:style-name="T2"> TestTariftabelle </text:span><text:span text:style-name="T1">extends</text:span><text:span text:style-name="T2"> Tariftabelle {</text:span></text:p>
      <text:p text:style-name="P6"/>
      <text:p text:style-name="P6"><text:span text:style-name="T2"><text:tab/><text:tab/></text:span><text:span text:style-name="T1">public</text:span><text:span text:style-name="T2"> TestTariftabelle() {</text:span></text:p>
      <text:p text:style-name="P6"><text:span text:style-name="T2"><text:tab/><text:tab/><text:tab/></text:span><text:span text:style-name="T1">super</text:span><text:span text:style-name="T2">();</text:span></text:p>
      <text:p text:style-name="P6"><text:span text:style-name="T2"><text:tab/><text:tab/><text:tab/></text:span><text:span text:style-name="T4">rows</text:span><text:span text:style-name="T2"> = </text:span><text:span text:style-name="T1">new</text:span><text:span text:style-name="T2"> ArrayList&lt;TariftabelleRow&gt;();</text:span></text:p>
      <text:p text:style-name="P6"><text:span text:style-name="T2"><text:tab/><text:tab/><text:tab/></text:span><text:span text:style-name="T15">rows</text:span><text:span text:style-name="T16">.add(</text:span><text:span text:style-name="T17">new</text:span><text:span text:style-name="T16"> TariftabelleRow(</text:span><text:span text:style-name="T18">"I"</text:span><text:span text:style-name="T16">, Decimal.</text:span><text:span text:style-name="T19">valueOf</text:span><text:span text:style-name="T16">(</text:span><text:span text:style-name="T18">"0.5"</text:span><text:span text:style-name="T16">)))</text:span><text:span text:style-name="T2">;</text:span></text:p>
      <text:p text:style-name="P6"><text:span text:style-name="T2"><text:tab/><text:tab/><text:tab/></text:span><text:span text:style-name="T15">rows</text:span><text:span text:style-name="T16">.add(</text:span><text:span text:style-name="T17">new</text:span><text:span text:style-name="T16"> TariftabelleRow(</text:span><text:span text:style-name="T18">"II"</text:span><text:span text:style-name="T16">, Decimal.</text:span><text:span text:style-name="T19">valueOf</text:span><text:span text:style-name="T16">(</text:span><text:span text:style-name="T18">"0.7"</text:span><text:span text:style-name="T16">)))</text:span><text:span text:style-name="T2">;</text:span></text:p>
      <text:p text:style-name="P6"><text:span text:style-name="T2"><text:tab/><text:tab/><text:tab/></text:span><text:span text:style-name="T15">rows</text:span><text:span text:style-name="T16">.add(</text:span><text:span text:style-name="T17">new</text:span><text:span text:style-name="T16"> TariftabelleRow(</text:span><text:span text:style-name="T18">"III"</text:span><text:span text:style-name="T16">, Decimal.</text:span><text:span text:style-name="T19">valueOf</text:span><text:span text:style-name="T16">(</text:span><text:span text:style-name="T18">"0.9"</text:span><text:span text:style-name="T16">)))</text:span><text:span text:style-name="T2">;</text:span></text:p>
      <text:p text:style-name="P7"><text:tab/><text:tab/><text:tab/>initKeyMaps();</text:p>
      <text:p text:style-name="P7"><text:tab/><text:tab/>}</text:p>
      <text:p text:style-name="P7"><text:tab/>}</text:p>
      <text:p text:style-name="P7">}</text:p>
      <text:p text:style-name="P7"/>
      <text:p text:style-name="P7"/>
      <text:p text:style-name="P7"/>
      <text:p text:style-name="P7"/>
      <text:p text:style-name="P7"/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2" svg:font-family="StarSymbol" style:font-charset="x-symbol"/>
    <style:font-face style:name="StarSymbol1" svg:font-family="StarSymbol, 'Arial Unicode MS'" style:font-charset="x-symbol"/>
    <style:font-face style:name="Courier New1" svg:font-family="'Courier New'"/>
    <style:font-face style:name="StarSymbol" svg:font-family="StarSymbol"/>
    <style:font-face style:name="Tahoma1" svg:font-family="Tahoma"/>
    <style:font-face style:name="Courier New2" svg:font-family="'Courier New'" style:font-family-generic="modern" style:font-pitch="fixed"/>
    <style:font-face style:name="Courier New" svg:font-family="'Courier New'" style:font-adornments="Standard" style:font-family-generic="modern" style:font-pitch="fixed"/>
    <style:font-face style:name="Lucida Sans Unicode1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wiss" style:font-pitch="variable"/>
  </office:font-face-decls>
  <office:styles>
    <draw:marker draw:name="Arrow" svg:viewBox="0 0 20 30" svg:d="m10 0-10 30h20z"/>
    <draw:stroke-dash draw:name="Ultrafine_20_Dashed" draw:display-name="Ultrafine Dashed" draw:style="rect" draw:dots1="1" draw:dots1-length="0.029cm" draw:dots2="1" draw:dots2-length="0.029cm" draw:distance="0.029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1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fo:text-align="justify" style:justify-single-word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1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 style:default-outline-level="3">
      <style:text-properties fo:font-size="14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llustration" style:family="paragraph" style:parent-style-name="Caption" style:class="extra">
      <style:paragraph-properties fo:margin-top="0cm" fo:margin-bottom="0.21cm" style:shadow="none"/>
    </style:style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101cm" fo:margin-right="0cm" fo:margin-top="0.199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ourcecode" style:family="paragraph" style:parent-style-name="Text_20_body" style:class="text">
      <style:paragraph-properties fo:margin-top="0cm" fo:margin-bottom="0cm" fo:text-align="start" style:justify-single-word="false">
        <style:tab-stops/>
      </style:paragraph-properties>
      <style:text-properties style:font-name="Courier New" fo:font-size="8pt"/>
    </style:style>
    <style:style style:name="Objekt_20_mit_20_Pfeilspitze" style:display-name="Objekt mit Pfeilspitze" style:family="paragraph" style:parent-style-name="Standard"/>
    <style:style style:name="Objekt_20_mit_20_Schatten" style:display-name="Objekt mit Schatten" style:family="paragraph" style:parent-style-name="Standard"/>
    <style:style style:name="Objekt_20_ohne_20_Füllung" style:display-name="Objekt ohne Füllung" style:family="paragraph" style:parent-style-name="Standard"/>
    <style:style style:name="Textkörper_20_Blocksatz" style:display-name="Textkörper Blocksatz" style:family="paragraph" style:parent-style-name="Standard"/>
    <style:style style:name="Titel1" style:family="paragraph" style:parent-style-name="Standard">
      <style:paragraph-properties fo:text-align="center" style:justify-single-word="false"/>
    </style:style>
    <style:style style:name="Titel2" style:family="paragraph" style:parent-style-name="Standard">
      <style:paragraph-properties fo:margin-left="0.199cm" fo:margin-right="0.199cm" fo:margin-top="0.101cm" fo:margin-bottom="0.101cm" fo:text-align="center" style:justify-single-word="false" fo:text-indent="0cm" style:auto-text-indent="false"/>
    </style:style>
    <style:style style:name="Überschrift1" style:family="paragraph" style:parent-style-name="Standard">
      <style:paragraph-properties fo:margin-top="0.42cm" fo:margin-bottom="0.21cm"/>
    </style:style>
    <style:style style:name="Überschrift2" style:family="paragraph" style:parent-style-name="Standard">
      <style:paragraph-properties fo:margin-top="0.42cm" fo:margin-bottom="0.21cm"/>
    </style:style>
    <style:style style:name="Maßlinie" style:family="paragraph" style:parent-style-name="Standard"/>
    <style:style style:name="faktor10-folien_7e_LT_7e_Gliederung_20_1" style:display-name="faktor10-folien~LT~Gliederung 1" style:family="paragraph">
      <style:paragraph-properties fo:margin-left="1.194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faktor10-folien_7e_LT_7e_Gliederung_20_2" style:display-name="faktor10-folien~LT~Gliederung 2" style:family="paragraph" style:parent-style-name="faktor10-folien_7e_LT_7e_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</style:style>
    <style:style style:name="faktor10-folien_7e_LT_7e_Gliederung_20_3" style:display-name="faktor10-folien~LT~Gliederung 3" style:family="paragraph" style:parent-style-name="faktor10-folien_7e_LT_7e_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</style:style>
    <style:style style:name="faktor10-folien_7e_LT_7e_Gliederung_20_4" style:display-name="faktor10-folien~LT~Gliederung 4" style:family="paragraph" style:parent-style-name="faktor10-folien_7e_LT_7e_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faktor10-folien_7e_LT_7e_Gliederung_20_5" style:display-name="faktor10-folien~LT~Gliederung 5" style:family="paragraph" style:parent-style-name="faktor10-folien_7e_LT_7e_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faktor10-folien_7e_LT_7e_Gliederung_20_6" style:display-name="faktor10-folien~LT~Gliederung 6" style:family="paragraph" style:parent-style-name="faktor10-folien_7e_LT_7e_Gliederung_20_5"/>
    <style:style style:name="faktor10-folien_7e_LT_7e_Gliederung_20_7" style:display-name="faktor10-folien~LT~Gliederung 7" style:family="paragraph" style:parent-style-name="faktor10-folien_7e_LT_7e_Gliederung_20_6"/>
    <style:style style:name="faktor10-folien_7e_LT_7e_Gliederung_20_8" style:display-name="faktor10-folien~LT~Gliederung 8" style:family="paragraph" style:parent-style-name="faktor10-folien_7e_LT_7e_Gliederung_20_7"/>
    <style:style style:name="faktor10-folien_7e_LT_7e_Gliederung_20_9" style:display-name="faktor10-folien~LT~Gliederung 9" style:family="paragraph" style:parent-style-name="faktor10-folien_7e_LT_7e_Gliederung_20_8"/>
    <style:style style:name="faktor10-folien_7e_LT_7e_Titel" style:display-name="faktor10-folien~LT~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/>
    </style:style>
    <style:style style:name="faktor10-folien_7e_LT_7e_Untertitel" style:display-name="faktor10-folien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faktor10-folien_7e_LT_7e_Notizen" style:display-name="faktor10-folien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faktor10-folien_7e_LT_7e_Hintergrundobjekte" style:display-name="faktor10-folien~LT~Hintergrundobjekte" style:family="paragraph">
      <style:paragraph-properties style:text-autospace="none"/>
    </style:style>
    <style:style style:name="faktor10-folien_7e_LT_7e_Hintergrund" style:display-name="faktor10-folien~LT~Hintergrund" style:family="paragraph">
      <style:paragraph-properties fo:text-align="center" style:justify-single-word="false" style:text-autospace="none"/>
    </style:style>
    <style:style style:name="WW-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0pt" fo:font-style="normal" fo:text-shadow="none" style:text-underline-style="none" fo:font-weight="normal" style:font-name-asian="Lucida Sans Unicode" style:font-size-asian="40pt" style:font-style-asian="normal" style:font-weight-asian="normal" style:font-name-complex="Lucida Sans Unicode" style:font-size-complex="40pt" style:font-style-complex="normal" style:font-weight-complex="normal"/>
    </style:style>
    <style:style style:name="Hintergrundobjekte" style:family="paragraph">
      <style:paragraph-properties style:text-autospace="none"/>
    </style:style>
    <style:style style:name="Hintergrund" style:family="paragraph">
      <style:paragraph-properties fo:text-align="center" style:justify-single-word="false" style:text-autospace="none"/>
    </style:style>
    <style:style style:name="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Gliederung_20_1" style:display-name="Gliederung 1" style:family="paragraph">
      <style:paragraph-properties fo:margin-left="1.194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51cm"/>
          <style:tab-stop style:position="1.3cm"/>
          <style:tab-stop style:position="2.549cm"/>
          <style:tab-stop style:position="3.796cm"/>
          <style:tab-stop style:position="5.045cm"/>
          <style:tab-stop style:position="6.292cm"/>
          <style:tab-stop style:position="7.541cm"/>
          <style:tab-stop style:position="8.788cm"/>
          <style:tab-stop style:position="10.037cm"/>
          <style:tab-stop style:position="11.284cm"/>
          <style:tab-stop style:position="12.532cm"/>
          <style:tab-stop style:position="13.78cm"/>
          <style:tab-stop style:position="15.028cm"/>
          <style:tab-stop style:position="16.275cm"/>
          <style:tab-stop style:position="17.524cm"/>
          <style:tab-stop style:position="18.771cm"/>
          <style:tab-stop style:position="20.02cm"/>
          <style:tab-stop style:position="21.267cm"/>
          <style:tab-stop style:position="22.516cm"/>
          <style:tab-stop style:position="23.763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Gliederung_20_2" style:display-name="Gliederung 2" style:family="paragraph" style:parent-style-name="Gliederung_20_1">
      <style:paragraph-properties fo:margin-left="2.394cm" fo:margin-right="0cm" fo:margin-top="0cm" fo:margin-bottom="0.4cm" fo:text-indent="0cm" style:auto-text-indent="false">
        <style:tab-stops>
          <style:tab-stop style:position="-2.293cm"/>
          <style:tab-stop style:position="-1.044cm"/>
          <style:tab-stop style:position="0.203cm"/>
          <style:tab-stop style:position="1.452cm"/>
          <style:tab-stop style:position="2.699cm"/>
          <style:tab-stop style:position="3.948cm"/>
          <style:tab-stop style:position="5.195cm"/>
          <style:tab-stop style:position="6.443cm"/>
          <style:tab-stop style:position="7.691cm"/>
          <style:tab-stop style:position="8.938cm"/>
          <style:tab-stop style:position="10.186cm"/>
          <style:tab-stop style:position="11.434cm"/>
          <style:tab-stop style:position="12.682cm"/>
          <style:tab-stop style:position="13.931cm"/>
          <style:tab-stop style:position="15.178cm"/>
          <style:tab-stop style:position="16.427cm"/>
          <style:tab-stop style:position="17.674cm"/>
          <style:tab-stop style:position="18.923cm"/>
          <style:tab-stop style:position="20.17cm"/>
          <style:tab-stop style:position="21.419cm"/>
        </style:tab-stops>
      </style:paragraph-properties>
    </style:style>
    <style:style style:name="Gliederung_20_3" style:display-name="Gliederung 3" style:family="paragraph" style:parent-style-name="Gliederung_20_2">
      <style:paragraph-properties fo:margin-left="3.593cm" fo:margin-right="0cm" fo:margin-top="0cm" fo:margin-bottom="0.3cm" fo:text-indent="0cm" style:auto-text-indent="false">
        <style:tab-stops>
          <style:tab-stop style:position="-3.445cm"/>
          <style:tab-stop style:position="-2.196cm"/>
          <style:tab-stop style:position="-0.947cm"/>
          <style:tab-stop style:position="0.3cm"/>
          <style:tab-stop style:position="1.549cm"/>
          <style:tab-stop style:position="2.796cm"/>
          <style:tab-stop style:position="4.045cm"/>
          <style:tab-stop style:position="5.292cm"/>
          <style:tab-stop style:position="6.541cm"/>
          <style:tab-stop style:position="7.788cm"/>
          <style:tab-stop style:position="9.036cm"/>
          <style:tab-stop style:position="10.283cm"/>
          <style:tab-stop style:position="11.532cm"/>
          <style:tab-stop style:position="12.779cm"/>
          <style:tab-stop style:position="14.028cm"/>
          <style:tab-stop style:position="15.275cm"/>
          <style:tab-stop style:position="16.524cm"/>
          <style:tab-stop style:position="17.771cm"/>
          <style:tab-stop style:position="19.02cm"/>
          <style:tab-stop style:position="20.267cm"/>
        </style:tab-stops>
      </style:paragraph-properties>
    </style:style>
    <style:style style:name="Gliederung_20_4" style:display-name="Gliederung 4" style:family="paragraph" style:parent-style-name="Gliederung_20_3">
      <style:paragraph-properties fo:margin-left="4.792cm" fo:margin-right="0cm" fo:margin-top="0cm" fo:margin-bottom="0.203cm" fo:text-indent="0cm" style:auto-text-indent="false">
        <style:tab-stops>
          <style:tab-stop style:position="-4.595cm"/>
          <style:tab-stop style:position="-3.346cm"/>
          <style:tab-stop style:position="-2.099cm"/>
          <style:tab-stop style:position="-0.85cm"/>
          <style:tab-stop style:position="0.397cm"/>
          <style:tab-stop style:position="1.646cm"/>
          <style:tab-stop style:position="2.893cm"/>
          <style:tab-stop style:position="4.142cm"/>
          <style:tab-stop style:position="5.389cm"/>
          <style:tab-stop style:position="6.638cm"/>
          <style:tab-stop style:position="7.885cm"/>
          <style:tab-stop style:position="9.132cm"/>
          <style:tab-stop style:position="10.38cm"/>
          <style:tab-stop style:position="11.629cm"/>
          <style:tab-stop style:position="12.876cm"/>
          <style:tab-stop style:position="14.125cm"/>
          <style:tab-stop style:position="15.372cm"/>
          <style:tab-stop style:position="16.621cm"/>
          <style:tab-stop style:position="17.868cm"/>
          <style:tab-stop style:position="19.117cm"/>
        </style:tab-stops>
      </style:paragraph-properties>
      <style:text-properties fo:font-size="20pt" style:font-size-asian="20pt" style:font-size-complex="20pt"/>
    </style:style>
    <style:style style:name="Gliederung_20_5" style:display-name="Gliederung 5" style:family="paragraph" style:parent-style-name="Gliederung_20_4">
      <style:paragraph-properties fo:margin-left="5.992cm" fo:margin-right="0cm" fo:margin-top="0cm" fo:margin-bottom="0.101cm" fo:text-indent="0cm" style:auto-text-indent="false">
        <style:tab-stops>
          <style:tab-stop style:position="-5.747cm"/>
          <style:tab-stop style:position="-4.498cm"/>
          <style:tab-stop style:position="-3.249cm"/>
          <style:tab-stop style:position="-2.002cm"/>
          <style:tab-stop style:position="-0.753cm"/>
          <style:tab-stop style:position="0.494cm"/>
          <style:tab-stop style:position="1.743cm"/>
          <style:tab-stop style:position="2.99cm"/>
          <style:tab-stop style:position="4.239cm"/>
          <style:tab-stop style:position="5.486cm"/>
          <style:tab-stop style:position="6.735cm"/>
          <style:tab-stop style:position="7.982cm"/>
          <style:tab-stop style:position="9.23cm"/>
          <style:tab-stop style:position="10.478cm"/>
          <style:tab-stop style:position="11.726cm"/>
          <style:tab-stop style:position="12.973cm"/>
          <style:tab-stop style:position="14.222cm"/>
          <style:tab-stop style:position="15.469cm"/>
          <style:tab-stop style:position="16.718cm"/>
          <style:tab-stop style:position="17.965cm"/>
        </style:tab-stops>
      </style:paragraph-properties>
    </style:style>
    <style:style style:name="Gliederung_20_6" style:display-name="Gliederung 6" style:family="paragraph" style:parent-style-name="Gliederung_20_5"/>
    <style:style style:name="Gliederung_20_7" style:display-name="Gliederung 7" style:family="paragraph" style:parent-style-name="Gliederung_20_6"/>
    <style:style style:name="Gliederung_20_8" style:display-name="Gliederung 8" style:family="paragraph" style:parent-style-name="Gliederung_20_7"/>
    <style:style style:name="Gliederung_20_9" style:display-name="Gliederung 9" style:family="paragraph" style:parent-style-name="Gliederung_20_8"/>
    <style:style style:name="Table_20_Contents_20__28_user_29_" style:display-name="Table Contents (user)" style:family="paragraph">
      <style:paragraph-properties style:text-autospace="none"/>
      <style:text-properties fo:font-size="21pt" style:font-size-asian="21pt" style:font-size-complex="21pt"/>
    </style:style>
    <style:style style:name="Bullets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Aufzählungszeichen" style:family="paragraph">
      <style:paragraph-properties style:text-autospace="none"/>
      <style:text-properties style:font-name="StarSymbol" fo:font-size="15.5pt" style:font-name-asian="StarSymbol" style:font-size-asian="15.5pt" style:font-name-complex="StarSymbol" style:font-size-complex="15.5pt"/>
    </style:style>
    <style:style style:name="Standard_7e_LT_7e_Gliederung_20_1" style:display-name="Standard~LT~Gliederung 1" style:family="paragraph">
      <style:paragraph-properties fo:margin-left="1.199cm" fo:margin-right="0cm" fo:margin-top="0cm" fo:margin-bottom="0.25cm" style:line-height-at-least="0.353cm" fo:text-align="start" style:justify-single-word="false" fo:text-indent="0cm" style:auto-text-indent="false" style:text-autospace="none">
        <style:tab-stops>
          <style:tab-stop style:position="0.048cm"/>
          <style:tab-stop style:position="1.296cm"/>
          <style:tab-stop style:position="2.544cm"/>
          <style:tab-stop style:position="3.792cm"/>
          <style:tab-stop style:position="5.039cm"/>
          <style:tab-stop style:position="6.288cm"/>
          <style:tab-stop style:position="7.535cm"/>
          <style:tab-stop style:position="8.784cm"/>
          <style:tab-stop style:position="10.031cm"/>
          <style:tab-stop style:position="11.28cm"/>
          <style:tab-stop style:position="12.527cm"/>
          <style:tab-stop style:position="13.774cm"/>
          <style:tab-stop style:position="15.023cm"/>
          <style:tab-stop style:position="16.272cm"/>
          <style:tab-stop style:position="17.519cm"/>
          <style:tab-stop style:position="18.768cm"/>
          <style:tab-stop style:position="20.015cm"/>
          <style:tab-stop style:position="21.264cm"/>
          <style:tab-stop style:position="22.511cm"/>
          <style:tab-stop style:position="23.76cm"/>
        </style:tab-stops>
      </style:paragraph-properties>
      <style:text-properties fo:color="#000000" style:text-outline="false" style:text-line-through-style="none" style:font-name="Lucida Sans Unicode" fo:font-size="16pt" fo:font-style="normal" fo:text-shadow="none" style:text-underline-style="none" fo:font-weight="normal" style:font-name-asian="Lucida Sans Unicode" style:font-size-asian="16pt" style:font-style-asian="normal" style:font-weight-asian="normal" style:font-name-complex="Lucida Sans Unicode" style:font-size-complex="16pt" style:font-style-complex="normal" style:font-weight-complex="normal"/>
    </style:style>
    <style:style style:name="Standard_7e_LT_7e_Gliederung_20_2" style:display-name="Standard~LT~Gliederung 2" style:family="paragraph" style:parent-style-name="Standard_7e_LT_7e_Gliederung_20_1">
      <style:paragraph-properties fo:margin-left="2.397cm" fo:margin-right="0cm" fo:margin-top="0cm" fo:margin-bottom="0.4cm" fo:text-indent="0cm" style:auto-text-indent="false">
        <style:tab-stops>
          <style:tab-stop style:position="-2.3cm"/>
          <style:tab-stop style:position="-1.053cm"/>
          <style:tab-stop style:position="0.194cm"/>
          <style:tab-stop style:position="1.443cm"/>
          <style:tab-stop style:position="2.692cm"/>
          <style:tab-stop style:position="3.939cm"/>
          <style:tab-stop style:position="5.188cm"/>
          <style:tab-stop style:position="6.435cm"/>
          <style:tab-stop style:position="7.684cm"/>
          <style:tab-stop style:position="8.931cm"/>
          <style:tab-stop style:position="10.179cm"/>
          <style:tab-stop style:position="11.426cm"/>
          <style:tab-stop style:position="12.675cm"/>
          <style:tab-stop style:position="13.922cm"/>
          <style:tab-stop style:position="15.171cm"/>
          <style:tab-stop style:position="16.418cm"/>
          <style:tab-stop style:position="17.667cm"/>
          <style:tab-stop style:position="18.914cm"/>
          <style:tab-stop style:position="20.163cm"/>
          <style:tab-stop style:position="21.41cm"/>
        </style:tab-stops>
      </style:paragraph-properties>
    </style:style>
    <style:style style:name="Standard_7e_LT_7e_Gliederung_20_3" style:display-name="Standard~LT~Gliederung 3" style:family="paragraph" style:parent-style-name="Standard_7e_LT_7e_Gliederung_20_2">
      <style:paragraph-properties fo:margin-left="3.598cm" fo:margin-right="0cm" fo:margin-top="0cm" fo:margin-bottom="0.3cm" fo:text-indent="0cm" style:auto-text-indent="false">
        <style:tab-stops>
          <style:tab-stop style:position="-3.454cm"/>
          <style:tab-stop style:position="-2.205cm"/>
          <style:tab-stop style:position="-0.958cm"/>
          <style:tab-stop style:position="0.291cm"/>
          <style:tab-stop style:position="1.538cm"/>
          <style:tab-stop style:position="2.787cm"/>
          <style:tab-stop style:position="4.034cm"/>
          <style:tab-stop style:position="5.283cm"/>
          <style:tab-stop style:position="6.53cm"/>
          <style:tab-stop style:position="7.779cm"/>
          <style:tab-stop style:position="9.026cm"/>
          <style:tab-stop style:position="10.273cm"/>
          <style:tab-stop style:position="11.522cm"/>
          <style:tab-stop style:position="12.769cm"/>
          <style:tab-stop style:position="14.018cm"/>
          <style:tab-stop style:position="15.266cm"/>
          <style:tab-stop style:position="16.514cm"/>
          <style:tab-stop style:position="17.762cm"/>
          <style:tab-stop style:position="19.009cm"/>
          <style:tab-stop style:position="20.258cm"/>
        </style:tab-stops>
      </style:paragraph-properties>
    </style:style>
    <style:style style:name="Standard_7e_LT_7e_Gliederung_20_4" style:display-name="Standard~LT~Gliederung 4" style:family="paragraph" style:parent-style-name="Standard_7e_LT_7e_Gliederung_20_3">
      <style:paragraph-properties fo:margin-left="4.798cm" fo:margin-right="0cm" fo:margin-top="0cm" fo:margin-bottom="0.203cm" fo:text-indent="0cm" style:auto-text-indent="false">
        <style:tab-stops>
          <style:tab-stop style:position="-4.604cm"/>
          <style:tab-stop style:position="-3.357cm"/>
          <style:tab-stop style:position="-2.11cm"/>
          <style:tab-stop style:position="-0.861cm"/>
          <style:tab-stop style:position="0.388cm"/>
          <style:tab-stop style:position="1.635cm"/>
          <style:tab-stop style:position="2.884cm"/>
          <style:tab-stop style:position="4.131cm"/>
          <style:tab-stop style:position="5.38cm"/>
          <style:tab-stop style:position="6.627cm"/>
          <style:tab-stop style:position="7.876cm"/>
          <style:tab-stop style:position="9.123cm"/>
          <style:tab-stop style:position="10.372cm"/>
          <style:tab-stop style:position="11.619cm"/>
          <style:tab-stop style:position="12.868cm"/>
          <style:tab-stop style:position="14.115cm"/>
          <style:tab-stop style:position="15.363cm"/>
          <style:tab-stop style:position="16.611cm"/>
          <style:tab-stop style:position="17.859cm"/>
          <style:tab-stop style:position="19.106cm"/>
        </style:tab-stops>
      </style:paragraph-properties>
      <style:text-properties fo:font-size="20pt" style:font-size-asian="20pt" style:font-size-complex="20pt"/>
    </style:style>
    <style:style style:name="Standard_7e_LT_7e_Gliederung_20_5" style:display-name="Standard~LT~Gliederung 5" style:family="paragraph" style:parent-style-name="Standard_7e_LT_7e_Gliederung_20_4">
      <style:paragraph-properties fo:margin-left="5.997cm" fo:margin-right="0cm" fo:margin-top="0cm" fo:margin-bottom="0.101cm" fo:text-indent="0cm" style:auto-text-indent="false">
        <style:tab-stops>
          <style:tab-stop style:position="-5.756cm"/>
          <style:tab-stop style:position="-4.507cm"/>
          <style:tab-stop style:position="-3.26cm"/>
          <style:tab-stop style:position="-2.011cm"/>
          <style:tab-stop style:position="-0.764cm"/>
          <style:tab-stop style:position="0.485cm"/>
          <style:tab-stop style:position="1.732cm"/>
          <style:tab-stop style:position="2.981cm"/>
          <style:tab-stop style:position="4.228cm"/>
          <style:tab-stop style:position="5.477cm"/>
          <style:tab-stop style:position="6.724cm"/>
          <style:tab-stop style:position="7.973cm"/>
          <style:tab-stop style:position="9.22cm"/>
          <style:tab-stop style:position="10.467cm"/>
          <style:tab-stop style:position="11.716cm"/>
          <style:tab-stop style:position="12.965cm"/>
          <style:tab-stop style:position="14.212cm"/>
          <style:tab-stop style:position="15.46cm"/>
          <style:tab-stop style:position="16.708cm"/>
          <style:tab-stop style:position="17.956cm"/>
        </style:tab-stops>
      </style:paragraph-properties>
    </style:style>
    <style:style style:name="Standard_7e_LT_7e_Gliederung_20_6" style:display-name="Standard~LT~Gliederung 6" style:family="paragraph" style:parent-style-name="Standard_7e_LT_7e_Gliederung_20_5"/>
    <style:style style:name="Standard_7e_LT_7e_Gliederung_20_7" style:display-name="Standard~LT~Gliederung 7" style:family="paragraph" style:parent-style-name="Standard_7e_LT_7e_Gliederung_20_6"/>
    <style:style style:name="Standard_7e_LT_7e_Gliederung_20_8" style:display-name="Standard~LT~Gliederung 8" style:family="paragraph" style:parent-style-name="Standard_7e_LT_7e_Gliederung_20_7"/>
    <style:style style:name="Standard_7e_LT_7e_Gliederung_20_9" style:display-name="Standard~LT~Gliederung 9" style:family="paragraph" style:parent-style-name="Standard_7e_LT_7e_Gliederung_20_8"/>
    <style:style style:name="Standard_7e_LT_7e_Titel" style:display-name="Standard~LT~Titel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Standard_7e_LT_7e_Untertitel" style:display-name="Standard~LT~Untertitel" style:family="paragraph">
      <style:paragraph-properties fo:margin-left="0cm" fo:margin-right="0cm" fo:margin-top="0cm" fo:margin-bottom="0cm" style:line-height-at-least="0.353cm" fo:text-align="center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32pt" fo:font-style="normal" fo:text-shadow="none" style:text-underline-style="none" fo:font-weight="normal" style:font-name-asian="Lucida Sans Unicode" style:font-size-asian="32pt" style:font-style-asian="normal" style:font-weight-asian="normal" style:font-name-complex="Lucida Sans Unicode" style:font-size-complex="32pt" style:font-style-complex="normal" style:font-weight-complex="normal"/>
    </style:style>
    <style:style style:name="Standard_7e_LT_7e_Notizen" style:display-name="Standard~LT~Notizen" style:family="paragraph">
      <style:paragraph-properties fo:margin-left="0cm" fo:margin-right="0cm" fo:margin-top="0.159cm" fo:margin-bottom="0cm" fo:line-height="105%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Tahoma" fo:font-size="12pt" fo:font-style="normal" fo:text-shadow="none" style:text-underline-style="none" fo:font-weight="normal" style:font-name-asian="Tahoma" style:font-size-asian="12pt" style:font-style-asian="normal" style:font-weight-asian="normal" style:font-name-complex="Tahoma" style:font-size-complex="12pt" style:font-style-complex="normal" style:font-weight-complex="normal"/>
    </style:style>
    <style:style style:name="Standard_7e_LT_7e_Hintergrundobjekte" style:display-name="Standard~LT~Hintergrundobjekte" style:family="paragraph">
      <style:paragraph-properties style:text-autospace="none"/>
    </style:style>
    <style:style style:name="Standard_7e_LT_7e_Hintergrund" style:display-name="Standard~LT~Hintergrund" style:family="paragraph">
      <style:paragraph-properties fo:text-align="center" style:justify-single-word="false" style:text-autospace="none"/>
    </style:style>
    <style:style style:name="WW-Titel1" style:family="paragraph">
      <style:paragraph-properties fo:margin-left="0cm" fo:margin-right="0cm" fo:margin-top="0cm" fo:margin-bottom="0cm" style:line-height-at-least="0.353cm" fo:text-align="start" style:justify-single-word="false" fo:text-indent="0cm" style:auto-text-indent="false" style:text-autospace="non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font-name="Lucida Sans Unicode" fo:font-size="44pt" fo:font-style="normal" fo:text-shadow="none" style:text-underline-style="none" fo:font-weight="normal" style:font-name-asian="Lucida Sans Unicode" style:font-size-asian="44pt" style:font-style-asian="normal" style:font-weight-asian="normal" style:font-name-complex="Lucida Sans Unicode" style:font-size-complex="44pt" style:font-style-complex="normal" style:font-weight-complex="normal"/>
    </style:style>
    <style:style style:name="Normal" style:family="paragraph">
      <style:paragraph-properties style:text-autospace="none"/>
      <style:text-properties fo:font-size="21pt" style:font-size-asian="21pt" style:font-size-complex="21pt"/>
    </style:style>
    <style:style style:name="Body_20_Text" style:display-name="Body Text" style:family="paragraph">
      <style:paragraph-properties fo:margin-top="0cm" fo:margin-bottom="0.374cm" fo:text-align="start" style:justify-single-word="false" style:text-autospace="none"/>
      <style:text-properties fo:font-size="21pt" style:font-size-asian="21pt" style:font-size-complex="21pt"/>
    </style:style>
    <style:style style:name="Bullet_20_Symbols" style:display-name="Bullet Symbols" style:family="paragraph">
      <style:paragraph-properties style:text-autospace="none"/>
      <style:text-properties style:font-name="StarSymbol1" fo:font-size="15.5pt" style:font-name-asian="StarSymbol1" style:font-size-asian="15.5pt" style:font-name-complex="StarSymbol1" style:font-size-complex="15.5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2" fo:font-size="9pt" style:font-name-asian="StarSymbol2" style:font-size-asian="9pt" style:font-name-complex="StarSymbol2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Courier New2" style:font-name-asian="Courier New2" style:font-name-complex="Courier New2"/>
    </style:style>
    <style:style style:name="Teletype" style:family="text">
      <style:text-properties style:font-name="Courier New2" style:font-name-asian="Courier New2" style:font-name-complex="Courier New2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er" style:master-page-name="">
      <style:paragraph-properties fo:text-align="center" style:justify-single-word="false" fo:padding="0cm" fo:border-left="none" fo:border-right="none" fo:border-top="none" fo:border-bottom="0.002cm solid #000000" style:shadow="none"/>
    </style:style>
    <style:style style:name="P2" style:family="paragraph" style:parent-style-name="Footer">
      <style:paragraph-properties fo:text-align="start" style:justify-single-word="false" fo:padding="0cm" fo:border-left="none" fo:border-right="none" fo:border-top="0.002cm solid #000000" fo:border-bottom="none" style:shadow="none"/>
    </style:style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text:chapter text:display="name" text:outline-level="1">Ausschnitt 5: </text:chapter></text:p>
      </style:header>
      <style:footer>
        <text:p text:style-name="P2"><text:initial-creator>Jan Ortmann</text:initial-creator><text:tab/>FaktorIPS Übungsunterlagen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dc:title>FaktorIPS Übungsunterlagen</dc:title>
    <dc:subject>FaktorIPS Übungsunterlagen</dc:subject>
    <meta:initial-creator>Jan Ortmann</meta:initial-creator>
    <meta:creation-date>2006-06-02T16:56:03</meta:creation-date>
    <dc:creator>peter erzberger</dc:creator>
    <dc:date>2008-07-21T21:40:18</dc:date>
    <meta:printed-by>Jan Ortmann</meta:printed-by>
    <meta:print-date>2006-09-07T10:33:03</meta:print-date>
    <dc:language>de-DE</dc:language>
    <meta:editing-cycles>1331</meta:editing-cycles>
    <meta:editing-duration>P17DT7H50M4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6" meta:paragraph-count="338" meta:word-count="1123" meta:character-count="15490"/>
  </office:meta>
</office:document-meta>
</file>